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58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>
            <text:p>Global Current Control</text:p>
          </table:table-cell>
          <table:table-cell table:style-name="ce2" table:number-columns-repeated="3"/>
          <table:table-cell table:style-name="ce6" table:number-columns-repeated="2"/>
          <table:table-cell table:style-name="ce2"/>
        </table:table-row>
        <table:table-row table:style-name="ro1">
          <table:table-cell>
            <draw:frame table:end-cell-address="Sheet1.C6" table:end-x="0.919cm" table:end-y="0.122cm" draw:z-index="0" draw:style-name="gr1" draw:text-style-name="P1" svg:width="3.192cm" svg:height="1.089cm" svg:x="2.243cm" svg:y="0.39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number-columns-repeated="4"/>
          <table:table-cell table:style-name="ce4" office:value-type="string">
            <text:p>GCC</text:p>
          </table:table-cell>
          <table:table-cell table:style-name="ce4" office:value-type="string">
            <text:p>HEX</text:p>
          </table:table-cell>
          <table:table-cell table:style-name="ce4" office:value-type="string">
            <text:p>Binary</text:p>
          </table:table-cell>
          <table:table-cell table:style-name="ce4" office:value-type="string">
            <text:p>Iout (mA)</text:p>
          </table:table-cell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formula="of:=DEC2HEX([.E6]; 2)" office:value-type="string" office:string-value="00">
            <text:p>00</text:p>
          </table:table-cell>
          <table:table-cell table:formula="of:=DEC2BIN([.E6]; 8)" office:value-type="string" office:string-value="00000000">
            <text:p>00000000</text:p>
          </table:table-cell>
          <table:table-cell table:style-name="ce8" table:formula="of:=((840/Rext) * ([.E6]/256))*1000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DEC2HEX([.E7]; 2)" office:value-type="string" office:string-value="01">
            <text:p>01</text:p>
          </table:table-cell>
          <table:table-cell table:formula="of:=DEC2BIN([.E7]; 8)" office:value-type="string" office:string-value="00000001">
            <text:p>00000001</text:p>
          </table:table-cell>
          <table:table-cell table:style-name="ce8" table:formula="of:=((840/Rext) * ([.E7]/256))*1000" office:value-type="float" office:value="0.1640625">
            <text:p>0.1640625</text:p>
          </table:table-cell>
        </table:table-row>
        <table:table-row table:style-name="ro1">
          <table:table-cell/>
          <table:table-cell table:style-name="ce2" office:value-type="string">
            <text:p>Property</text:p>
          </table:table-cell>
          <table:table-cell table:style-name="ce2" office:value-type="string">
            <text:p>Value</text:p>
          </table:table-cell>
          <table:table-cell/>
          <table:table-cell office:value-type="float" office:value="2">
            <text:p>2</text:p>
          </table:table-cell>
          <table:table-cell table:formula="of:=DEC2HEX([.E8]; 2)" office:value-type="string" office:string-value="02">
            <text:p>02</text:p>
          </table:table-cell>
          <table:table-cell table:formula="of:=DEC2BIN([.E8]; 8)" office:value-type="string" office:string-value="00000010">
            <text:p>00000010</text:p>
          </table:table-cell>
          <table:table-cell table:style-name="ce8" table:formula="of:=((840/Rext) * ([.E8]/256))*1000" office:value-type="float" office:value="0.328125">
            <text:p>0.328125</text:p>
          </table:table-cell>
        </table:table-row>
        <table:table-row table:style-name="ro4">
          <table:table-cell/>
          <table:table-cell table:style-name="ce2" office:value-type="string">
            <text:p>Rext</text:p>
          </table:table-cell>
          <table:table-cell office:value-type="float" office:value="20000">
            <text:p>20000</text:p>
          </table:table-cell>
          <table:table-cell/>
          <table:table-cell office:value-type="float" office:value="3">
            <text:p>3</text:p>
          </table:table-cell>
          <table:table-cell table:formula="of:=DEC2HEX([.E9]; 2)" office:value-type="string" office:string-value="03">
            <text:p>03</text:p>
          </table:table-cell>
          <table:table-cell table:formula="of:=DEC2BIN([.E9]; 8)" office:value-type="string" office:string-value="00000011">
            <text:p>00000011</text:p>
          </table:table-cell>
          <table:table-cell table:style-name="ce8" table:formula="of:=((840/Rext) * ([.E9]/256))*1000" office:value-type="float" office:value="0.4921875">
            <text:p>0.4921875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formula="of:=DEC2HEX([.E10]; 2)" office:value-type="string" office:string-value="04">
            <text:p>04</text:p>
          </table:table-cell>
          <table:table-cell table:formula="of:=DEC2BIN([.E10]; 8)" office:value-type="string" office:string-value="00000100">
            <text:p>00000100</text:p>
          </table:table-cell>
          <table:table-cell table:style-name="ce8" table:formula="of:=((840/Rext) * ([.E10]/256))*1000" office:value-type="float" office:value="0.65625">
            <text:p>0.65625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f:=DEC2HEX([.E11]; 2)" office:value-type="string" office:string-value="05">
            <text:p>05</text:p>
          </table:table-cell>
          <table:table-cell table:formula="of:=DEC2BIN([.E11]; 8)" office:value-type="string" office:string-value="00000101">
            <text:p>00000101</text:p>
          </table:table-cell>
          <table:table-cell table:style-name="ce8" table:formula="of:=((840/Rext) * ([.E11]/256))*1000" office:value-type="float" office:value="0.8203125">
            <text:p>0.8203125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DEC2HEX([.E12]; 2)" office:value-type="string" office:string-value="06">
            <text:p>06</text:p>
          </table:table-cell>
          <table:table-cell table:formula="of:=DEC2BIN([.E12]; 8)" office:value-type="string" office:string-value="00000110">
            <text:p>00000110</text:p>
          </table:table-cell>
          <table:table-cell table:style-name="ce8" table:formula="of:=((840/Rext) * ([.E12]/256))*1000" office:value-type="float" office:value="0.984375">
            <text:p>0.984375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DEC2HEX([.E13]; 2)" office:value-type="string" office:string-value="07">
            <text:p>07</text:p>
          </table:table-cell>
          <table:table-cell table:formula="of:=DEC2BIN([.E13]; 8)" office:value-type="string" office:string-value="00000111">
            <text:p>00000111</text:p>
          </table:table-cell>
          <table:table-cell table:style-name="ce8" table:formula="of:=((840/Rext) * ([.E13]/256))*1000" office:value-type="float" office:value="1.1484375">
            <text:p>1.1484375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DEC2HEX([.E14]; 2)" office:value-type="string" office:string-value="08">
            <text:p>08</text:p>
          </table:table-cell>
          <table:table-cell table:formula="of:=DEC2BIN([.E14]; 8)" office:value-type="string" office:string-value="00001000">
            <text:p>00001000</text:p>
          </table:table-cell>
          <table:table-cell table:style-name="ce8" table:formula="of:=((840/Rext) * ([.E14]/256))*1000" office:value-type="float" office:value="1.3125">
            <text:p>1.3125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DEC2HEX([.E15]; 2)" office:value-type="string" office:string-value="09">
            <text:p>09</text:p>
          </table:table-cell>
          <table:table-cell table:formula="of:=DEC2BIN([.E15]; 8)" office:value-type="string" office:string-value="00001001">
            <text:p>00001001</text:p>
          </table:table-cell>
          <table:table-cell table:style-name="ce8" table:formula="of:=((840/Rext) * ([.E15]/256))*1000" office:value-type="float" office:value="1.4765625">
            <text:p>1.4765625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DEC2HEX([.E16]; 2)" office:value-type="string" office:string-value="0A">
            <text:p>0A</text:p>
          </table:table-cell>
          <table:table-cell table:formula="of:=DEC2BIN([.E16]; 8)" office:value-type="string" office:string-value="00001010">
            <text:p>00001010</text:p>
          </table:table-cell>
          <table:table-cell table:style-name="ce8" table:formula="of:=((840/Rext) * ([.E16]/256))*1000" office:value-type="float" office:value="1.640625">
            <text:p>1.640625</text:p>
          </table:table-cell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DEC2HEX([.E17]; 2)" office:value-type="string" office:string-value="0B">
            <text:p>0B</text:p>
          </table:table-cell>
          <table:table-cell table:formula="of:=DEC2BIN([.E17]; 8)" office:value-type="string" office:string-value="00001011">
            <text:p>00001011</text:p>
          </table:table-cell>
          <table:table-cell table:style-name="ce8" table:formula="of:=((840/Rext) * ([.E17]/256))*1000" office:value-type="float" office:value="1.8046875">
            <text:p>1.8046875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DEC2HEX([.E18]; 2)" office:value-type="string" office:string-value="0C">
            <text:p>0C</text:p>
          </table:table-cell>
          <table:table-cell table:formula="of:=DEC2BIN([.E18]; 8)" office:value-type="string" office:string-value="00001100">
            <text:p>00001100</text:p>
          </table:table-cell>
          <table:table-cell table:style-name="ce8" table:formula="of:=((840/Rext) * ([.E18]/256))*1000" office:value-type="float" office:value="1.96875">
            <text:p>1.96875</text:p>
          </table:table-cell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DEC2HEX([.E19]; 2)" office:value-type="string" office:string-value="0D">
            <text:p>0D</text:p>
          </table:table-cell>
          <table:table-cell table:formula="of:=DEC2BIN([.E19]; 8)" office:value-type="string" office:string-value="00001101">
            <text:p>00001101</text:p>
          </table:table-cell>
          <table:table-cell table:style-name="ce8" table:formula="of:=((840/Rext) * ([.E19]/256))*1000" office:value-type="float" office:value="2.1328125">
            <text:p>2.1328125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DEC2HEX([.E20]; 2)" office:value-type="string" office:string-value="0E">
            <text:p>0E</text:p>
          </table:table-cell>
          <table:table-cell table:formula="of:=DEC2BIN([.E20]; 8)" office:value-type="string" office:string-value="00001110">
            <text:p>00001110</text:p>
          </table:table-cell>
          <table:table-cell table:style-name="ce8" table:formula="of:=((840/Rext) * ([.E20]/256))*1000" office:value-type="float" office:value="2.296875">
            <text:p>2.296875</text:p>
          </table:table-cell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DEC2HEX([.E21]; 2)" office:value-type="string" office:string-value="0F">
            <text:p>0F</text:p>
          </table:table-cell>
          <table:table-cell table:formula="of:=DEC2BIN([.E21]; 8)" office:value-type="string" office:string-value="00001111">
            <text:p>00001111</text:p>
          </table:table-cell>
          <table:table-cell table:style-name="ce8" table:formula="of:=((840/Rext) * ([.E21]/256))*1000" office:value-type="float" office:value="2.4609375">
            <text:p>2.4609375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DEC2HEX([.E22]; 2)" office:value-type="string" office:string-value="10">
            <text:p>10</text:p>
          </table:table-cell>
          <table:table-cell table:formula="of:=DEC2BIN([.E22]; 8)" office:value-type="string" office:string-value="00010000">
            <text:p>00010000</text:p>
          </table:table-cell>
          <table:table-cell table:style-name="ce8" table:formula="of:=((840/Rext) * ([.E22]/256))*1000" office:value-type="float" office:value="2.625">
            <text:p>2.625</text:p>
          </table:table-cell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DEC2HEX([.E23]; 2)" office:value-type="string" office:string-value="11">
            <text:p>11</text:p>
          </table:table-cell>
          <table:table-cell table:formula="of:=DEC2BIN([.E23]; 8)" office:value-type="string" office:string-value="00010001">
            <text:p>00010001</text:p>
          </table:table-cell>
          <table:table-cell table:style-name="ce8" table:formula="of:=((840/Rext) * ([.E23]/256))*1000" office:value-type="float" office:value="2.7890625">
            <text:p>2.7890625</text:p>
          </table:table-cell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DEC2HEX([.E24]; 2)" office:value-type="string" office:string-value="12">
            <text:p>12</text:p>
          </table:table-cell>
          <table:table-cell table:formula="of:=DEC2BIN([.E24]; 8)" office:value-type="string" office:string-value="00010010">
            <text:p>00010010</text:p>
          </table:table-cell>
          <table:table-cell table:style-name="ce8" table:formula="of:=((840/Rext) * ([.E24]/256))*1000" office:value-type="float" office:value="2.953125">
            <text:p>2.953125</text:p>
          </table:table-cell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DEC2HEX([.E25]; 2)" office:value-type="string" office:string-value="13">
            <text:p>13</text:p>
          </table:table-cell>
          <table:table-cell table:formula="of:=DEC2BIN([.E25]; 8)" office:value-type="string" office:string-value="00010011">
            <text:p>00010011</text:p>
          </table:table-cell>
          <table:table-cell table:style-name="ce8" table:formula="of:=((840/Rext) * ([.E25]/256))*1000" office:value-type="float" office:value="3.1171875">
            <text:p>3.1171875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DEC2HEX([.E26]; 2)" office:value-type="string" office:string-value="14">
            <text:p>14</text:p>
          </table:table-cell>
          <table:table-cell table:formula="of:=DEC2BIN([.E26]; 8)" office:value-type="string" office:string-value="00010100">
            <text:p>00010100</text:p>
          </table:table-cell>
          <table:table-cell table:style-name="ce8" table:formula="of:=((840/Rext) * ([.E26]/256))*1000" office:value-type="float" office:value="3.28125">
            <text:p>3.28125</text:p>
          </table:table-cell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DEC2HEX([.E27]; 2)" office:value-type="string" office:string-value="15">
            <text:p>15</text:p>
          </table:table-cell>
          <table:table-cell table:formula="of:=DEC2BIN([.E27]; 8)" office:value-type="string" office:string-value="00010101">
            <text:p>00010101</text:p>
          </table:table-cell>
          <table:table-cell table:style-name="ce8" table:formula="of:=((840/Rext) * ([.E27]/256))*1000" office:value-type="float" office:value="3.4453125">
            <text:p>3.4453125</text:p>
          </table:table-cell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DEC2HEX([.E28]; 2)" office:value-type="string" office:string-value="16">
            <text:p>16</text:p>
          </table:table-cell>
          <table:table-cell table:formula="of:=DEC2BIN([.E28]; 8)" office:value-type="string" office:string-value="00010110">
            <text:p>00010110</text:p>
          </table:table-cell>
          <table:table-cell table:style-name="ce8" table:formula="of:=((840/Rext) * ([.E28]/256))*1000" office:value-type="float" office:value="3.609375">
            <text:p>3.609375</text:p>
          </table:table-cell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DEC2HEX([.E29]; 2)" office:value-type="string" office:string-value="17">
            <text:p>17</text:p>
          </table:table-cell>
          <table:table-cell table:formula="of:=DEC2BIN([.E29]; 8)" office:value-type="string" office:string-value="00010111">
            <text:p>00010111</text:p>
          </table:table-cell>
          <table:table-cell table:style-name="ce8" table:formula="of:=((840/Rext) * ([.E29]/256))*1000" office:value-type="float" office:value="3.7734375">
            <text:p>3.7734375</text:p>
          </table:table-cell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DEC2HEX([.E30]; 2)" office:value-type="string" office:string-value="18">
            <text:p>18</text:p>
          </table:table-cell>
          <table:table-cell table:formula="of:=DEC2BIN([.E30]; 8)" office:value-type="string" office:string-value="00011000">
            <text:p>00011000</text:p>
          </table:table-cell>
          <table:table-cell table:style-name="ce8" table:formula="of:=((840/Rext) * ([.E30]/256))*1000" office:value-type="float" office:value="3.9375">
            <text:p>3.9375</text:p>
          </table:table-cell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DEC2HEX([.E31]; 2)" office:value-type="string" office:string-value="19">
            <text:p>19</text:p>
          </table:table-cell>
          <table:table-cell table:formula="of:=DEC2BIN([.E31]; 8)" office:value-type="string" office:string-value="00011001">
            <text:p>00011001</text:p>
          </table:table-cell>
          <table:table-cell table:style-name="ce8" table:formula="of:=((840/Rext) * ([.E31]/256))*1000" office:value-type="float" office:value="4.1015625">
            <text:p>4.1015625</text:p>
          </table:table-cell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DEC2HEX([.E32]; 2)" office:value-type="string" office:string-value="1A">
            <text:p>1A</text:p>
          </table:table-cell>
          <table:table-cell table:formula="of:=DEC2BIN([.E32]; 8)" office:value-type="string" office:string-value="00011010">
            <text:p>00011010</text:p>
          </table:table-cell>
          <table:table-cell table:style-name="ce8" table:formula="of:=((840/Rext) * ([.E32]/256))*1000" office:value-type="float" office:value="4.265625">
            <text:p>4.265625</text:p>
          </table:table-cell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DEC2HEX([.E33]; 2)" office:value-type="string" office:string-value="1B">
            <text:p>1B</text:p>
          </table:table-cell>
          <table:table-cell table:formula="of:=DEC2BIN([.E33]; 8)" office:value-type="string" office:string-value="00011011">
            <text:p>00011011</text:p>
          </table:table-cell>
          <table:table-cell table:style-name="ce8" table:formula="of:=((840/Rext) * ([.E33]/256))*1000" office:value-type="float" office:value="4.4296875">
            <text:p>4.4296875</text:p>
          </table:table-cell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DEC2HEX([.E34]; 2)" office:value-type="string" office:string-value="1C">
            <text:p>1C</text:p>
          </table:table-cell>
          <table:table-cell table:formula="of:=DEC2BIN([.E34]; 8)" office:value-type="string" office:string-value="00011100">
            <text:p>00011100</text:p>
          </table:table-cell>
          <table:table-cell table:style-name="ce8" table:formula="of:=((840/Rext) * ([.E34]/256))*1000" office:value-type="float" office:value="4.59375">
            <text:p>4.59375</text:p>
          </table:table-cell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DEC2HEX([.E35]; 2)" office:value-type="string" office:string-value="1D">
            <text:p>1D</text:p>
          </table:table-cell>
          <table:table-cell table:formula="of:=DEC2BIN([.E35]; 8)" office:value-type="string" office:string-value="00011101">
            <text:p>00011101</text:p>
          </table:table-cell>
          <table:table-cell table:style-name="ce8" table:formula="of:=((840/Rext) * ([.E35]/256))*1000" office:value-type="float" office:value="4.7578125">
            <text:p>4.7578125</text:p>
          </table:table-cell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DEC2HEX([.E36]; 2)" office:value-type="string" office:string-value="1E">
            <text:p>1E</text:p>
          </table:table-cell>
          <table:table-cell table:formula="of:=DEC2BIN([.E36]; 8)" office:value-type="string" office:string-value="00011110">
            <text:p>00011110</text:p>
          </table:table-cell>
          <table:table-cell table:style-name="ce8" table:formula="of:=((840/Rext) * ([.E36]/256))*1000" office:value-type="float" office:value="4.921875">
            <text:p>4.921875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formula="of:=DEC2HEX([.E37]; 2)" office:value-type="string" office:string-value="1F">
            <text:p>1F</text:p>
          </table:table-cell>
          <table:table-cell table:formula="of:=DEC2BIN([.E37]; 8)" office:value-type="string" office:string-value="00011111">
            <text:p>00011111</text:p>
          </table:table-cell>
          <table:table-cell table:style-name="ce8" table:formula="of:=((840/Rext) * ([.E37]/256))*1000" office:value-type="float" office:value="5.0859375">
            <text:p>5.0859375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table:formula="of:=DEC2HEX([.E38]; 2)" office:value-type="string" office:string-value="20">
            <text:p>20</text:p>
          </table:table-cell>
          <table:table-cell table:formula="of:=DEC2BIN([.E38]; 8)" office:value-type="string" office:string-value="00100000">
            <text:p>00100000</text:p>
          </table:table-cell>
          <table:table-cell table:style-name="ce8" table:formula="of:=((840/Rext) * ([.E38]/256))*1000" office:value-type="float" office:value="5.25">
            <text:p>5.25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 table:formula="of:=DEC2HEX([.E39]; 2)" office:value-type="string" office:string-value="21">
            <text:p>21</text:p>
          </table:table-cell>
          <table:table-cell table:formula="of:=DEC2BIN([.E39]; 8)" office:value-type="string" office:string-value="00100001">
            <text:p>00100001</text:p>
          </table:table-cell>
          <table:table-cell table:style-name="ce8" table:formula="of:=((840/Rext) * ([.E39]/256))*1000" office:value-type="float" office:value="5.4140625">
            <text:p>5.4140625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table:formula="of:=DEC2HEX([.E40]; 2)" office:value-type="string" office:string-value="22">
            <text:p>22</text:p>
          </table:table-cell>
          <table:table-cell table:formula="of:=DEC2BIN([.E40]; 8)" office:value-type="string" office:string-value="00100010">
            <text:p>00100010</text:p>
          </table:table-cell>
          <table:table-cell table:style-name="ce8" table:formula="of:=((840/Rext) * ([.E40]/256))*1000" office:value-type="float" office:value="5.578125">
            <text:p>5.578125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table:formula="of:=DEC2HEX([.E41]; 2)" office:value-type="string" office:string-value="23">
            <text:p>23</text:p>
          </table:table-cell>
          <table:table-cell table:formula="of:=DEC2BIN([.E41]; 8)" office:value-type="string" office:string-value="00100011">
            <text:p>00100011</text:p>
          </table:table-cell>
          <table:table-cell table:style-name="ce8" table:formula="of:=((840/Rext) * ([.E41]/256))*1000" office:value-type="float" office:value="5.7421875">
            <text:p>5.7421875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table:formula="of:=DEC2HEX([.E42]; 2)" office:value-type="string" office:string-value="24">
            <text:p>24</text:p>
          </table:table-cell>
          <table:table-cell table:formula="of:=DEC2BIN([.E42]; 8)" office:value-type="string" office:string-value="00100100">
            <text:p>00100100</text:p>
          </table:table-cell>
          <table:table-cell table:style-name="ce8" table:formula="of:=((840/Rext) * ([.E42]/256))*1000" office:value-type="float" office:value="5.90625">
            <text:p>5.90625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 table:formula="of:=DEC2HEX([.E43]; 2)" office:value-type="string" office:string-value="25">
            <text:p>25</text:p>
          </table:table-cell>
          <table:table-cell table:formula="of:=DEC2BIN([.E43]; 8)" office:value-type="string" office:string-value="00100101">
            <text:p>00100101</text:p>
          </table:table-cell>
          <table:table-cell table:style-name="ce8" table:formula="of:=((840/Rext) * ([.E43]/256))*1000" office:value-type="float" office:value="6.0703125">
            <text:p>6.0703125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 table:formula="of:=DEC2HEX([.E44]; 2)" office:value-type="string" office:string-value="26">
            <text:p>26</text:p>
          </table:table-cell>
          <table:table-cell table:formula="of:=DEC2BIN([.E44]; 8)" office:value-type="string" office:string-value="00100110">
            <text:p>00100110</text:p>
          </table:table-cell>
          <table:table-cell table:style-name="ce8" table:formula="of:=((840/Rext) * ([.E44]/256))*1000" office:value-type="float" office:value="6.234375">
            <text:p>6.234375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 table:formula="of:=DEC2HEX([.E45]; 2)" office:value-type="string" office:string-value="27">
            <text:p>27</text:p>
          </table:table-cell>
          <table:table-cell table:formula="of:=DEC2BIN([.E45]; 8)" office:value-type="string" office:string-value="00100111">
            <text:p>00100111</text:p>
          </table:table-cell>
          <table:table-cell table:style-name="ce8" table:formula="of:=((840/Rext) * ([.E45]/256))*1000" office:value-type="float" office:value="6.3984375">
            <text:p>6.3984375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table:formula="of:=DEC2HEX([.E46]; 2)" office:value-type="string" office:string-value="28">
            <text:p>28</text:p>
          </table:table-cell>
          <table:table-cell table:formula="of:=DEC2BIN([.E46]; 8)" office:value-type="string" office:string-value="00101000">
            <text:p>00101000</text:p>
          </table:table-cell>
          <table:table-cell table:style-name="ce8" table:formula="of:=((840/Rext) * ([.E46]/256))*1000" office:value-type="float" office:value="6.5625">
            <text:p>6.5625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table:formula="of:=DEC2HEX([.E47]; 2)" office:value-type="string" office:string-value="29">
            <text:p>29</text:p>
          </table:table-cell>
          <table:table-cell table:formula="of:=DEC2BIN([.E47]; 8)" office:value-type="string" office:string-value="00101001">
            <text:p>00101001</text:p>
          </table:table-cell>
          <table:table-cell table:style-name="ce8" table:formula="of:=((840/Rext) * ([.E47]/256))*1000" office:value-type="float" office:value="6.7265625">
            <text:p>6.7265625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table:formula="of:=DEC2HEX([.E48]; 2)" office:value-type="string" office:string-value="2A">
            <text:p>2A</text:p>
          </table:table-cell>
          <table:table-cell table:formula="of:=DEC2BIN([.E48]; 8)" office:value-type="string" office:string-value="00101010">
            <text:p>00101010</text:p>
          </table:table-cell>
          <table:table-cell table:style-name="ce8" table:formula="of:=((840/Rext) * ([.E48]/256))*1000" office:value-type="float" office:value="6.890625">
            <text:p>6.890625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table:formula="of:=DEC2HEX([.E49]; 2)" office:value-type="string" office:string-value="2B">
            <text:p>2B</text:p>
          </table:table-cell>
          <table:table-cell table:formula="of:=DEC2BIN([.E49]; 8)" office:value-type="string" office:string-value="00101011">
            <text:p>00101011</text:p>
          </table:table-cell>
          <table:table-cell table:style-name="ce8" table:formula="of:=((840/Rext) * ([.E49]/256))*1000" office:value-type="float" office:value="7.0546875">
            <text:p>7.0546875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table:formula="of:=DEC2HEX([.E50]; 2)" office:value-type="string" office:string-value="2C">
            <text:p>2C</text:p>
          </table:table-cell>
          <table:table-cell table:formula="of:=DEC2BIN([.E50]; 8)" office:value-type="string" office:string-value="00101100">
            <text:p>00101100</text:p>
          </table:table-cell>
          <table:table-cell table:style-name="ce8" table:formula="of:=((840/Rext) * ([.E50]/256))*1000" office:value-type="float" office:value="7.21875">
            <text:p>7.21875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table:formula="of:=DEC2HEX([.E51]; 2)" office:value-type="string" office:string-value="2D">
            <text:p>2D</text:p>
          </table:table-cell>
          <table:table-cell table:formula="of:=DEC2BIN([.E51]; 8)" office:value-type="string" office:string-value="00101101">
            <text:p>00101101</text:p>
          </table:table-cell>
          <table:table-cell table:style-name="ce8" table:formula="of:=((840/Rext) * ([.E51]/256))*1000" office:value-type="float" office:value="7.3828125">
            <text:p>7.3828125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table:formula="of:=DEC2HEX([.E52]; 2)" office:value-type="string" office:string-value="2E">
            <text:p>2E</text:p>
          </table:table-cell>
          <table:table-cell table:formula="of:=DEC2BIN([.E52]; 8)" office:value-type="string" office:string-value="00101110">
            <text:p>00101110</text:p>
          </table:table-cell>
          <table:table-cell table:style-name="ce8" table:formula="of:=((840/Rext) * ([.E52]/256))*1000" office:value-type="float" office:value="7.546875">
            <text:p>7.546875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table:formula="of:=DEC2HEX([.E53]; 2)" office:value-type="string" office:string-value="2F">
            <text:p>2F</text:p>
          </table:table-cell>
          <table:table-cell table:formula="of:=DEC2BIN([.E53]; 8)" office:value-type="string" office:string-value="00101111">
            <text:p>00101111</text:p>
          </table:table-cell>
          <table:table-cell table:style-name="ce8" table:formula="of:=((840/Rext) * ([.E53]/256))*1000" office:value-type="float" office:value="7.7109375">
            <text:p>7.7109375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table:formula="of:=DEC2HEX([.E54]; 2)" office:value-type="string" office:string-value="30">
            <text:p>30</text:p>
          </table:table-cell>
          <table:table-cell table:formula="of:=DEC2BIN([.E54]; 8)" office:value-type="string" office:string-value="00110000">
            <text:p>00110000</text:p>
          </table:table-cell>
          <table:table-cell table:style-name="ce8" table:formula="of:=((840/Rext) * ([.E54]/256))*1000" office:value-type="float" office:value="7.875">
            <text:p>7.875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table:formula="of:=DEC2HEX([.E55]; 2)" office:value-type="string" office:string-value="31">
            <text:p>31</text:p>
          </table:table-cell>
          <table:table-cell table:formula="of:=DEC2BIN([.E55]; 8)" office:value-type="string" office:string-value="00110001">
            <text:p>00110001</text:p>
          </table:table-cell>
          <table:table-cell table:style-name="ce8" table:formula="of:=((840/Rext) * ([.E55]/256))*1000" office:value-type="float" office:value="8.0390625">
            <text:p>8.0390625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formula="of:=DEC2HEX([.E56]; 2)" office:value-type="string" office:string-value="32">
            <text:p>32</text:p>
          </table:table-cell>
          <table:table-cell table:formula="of:=DEC2BIN([.E56]; 8)" office:value-type="string" office:string-value="00110010">
            <text:p>00110010</text:p>
          </table:table-cell>
          <table:table-cell table:style-name="ce8" table:formula="of:=((840/Rext) * ([.E56]/256))*1000" office:value-type="float" office:value="8.203125">
            <text:p>8.203125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 table:formula="of:=DEC2HEX([.E57]; 2)" office:value-type="string" office:string-value="33">
            <text:p>33</text:p>
          </table:table-cell>
          <table:table-cell table:formula="of:=DEC2BIN([.E57]; 8)" office:value-type="string" office:string-value="00110011">
            <text:p>00110011</text:p>
          </table:table-cell>
          <table:table-cell table:style-name="ce8" table:formula="of:=((840/Rext) * ([.E57]/256))*1000" office:value-type="float" office:value="8.3671875">
            <text:p>8.3671875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 table:formula="of:=DEC2HEX([.E58]; 2)" office:value-type="string" office:string-value="34">
            <text:p>34</text:p>
          </table:table-cell>
          <table:table-cell table:formula="of:=DEC2BIN([.E58]; 8)" office:value-type="string" office:string-value="00110100">
            <text:p>00110100</text:p>
          </table:table-cell>
          <table:table-cell table:style-name="ce8" table:formula="of:=((840/Rext) * ([.E58]/256))*1000" office:value-type="float" office:value="8.53125">
            <text:p>8.53125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 table:formula="of:=DEC2HEX([.E59]; 2)" office:value-type="string" office:string-value="35">
            <text:p>35</text:p>
          </table:table-cell>
          <table:table-cell table:formula="of:=DEC2BIN([.E59]; 8)" office:value-type="string" office:string-value="00110101">
            <text:p>00110101</text:p>
          </table:table-cell>
          <table:table-cell table:style-name="ce8" table:formula="of:=((840/Rext) * ([.E59]/256))*1000" office:value-type="float" office:value="8.6953125">
            <text:p>8.6953125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 table:formula="of:=DEC2HEX([.E60]; 2)" office:value-type="string" office:string-value="36">
            <text:p>36</text:p>
          </table:table-cell>
          <table:table-cell table:formula="of:=DEC2BIN([.E60]; 8)" office:value-type="string" office:string-value="00110110">
            <text:p>00110110</text:p>
          </table:table-cell>
          <table:table-cell table:style-name="ce8" table:formula="of:=((840/Rext) * ([.E60]/256))*1000" office:value-type="float" office:value="8.859375">
            <text:p>8.859375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table:formula="of:=DEC2HEX([.E61]; 2)" office:value-type="string" office:string-value="37">
            <text:p>37</text:p>
          </table:table-cell>
          <table:table-cell table:formula="of:=DEC2BIN([.E61]; 8)" office:value-type="string" office:string-value="00110111">
            <text:p>00110111</text:p>
          </table:table-cell>
          <table:table-cell table:style-name="ce8" table:formula="of:=((840/Rext) * ([.E61]/256))*1000" office:value-type="float" office:value="9.0234375">
            <text:p>9.0234375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 table:formula="of:=DEC2HEX([.E62]; 2)" office:value-type="string" office:string-value="38">
            <text:p>38</text:p>
          </table:table-cell>
          <table:table-cell table:formula="of:=DEC2BIN([.E62]; 8)" office:value-type="string" office:string-value="00111000">
            <text:p>00111000</text:p>
          </table:table-cell>
          <table:table-cell table:style-name="ce8" table:formula="of:=((840/Rext) * ([.E62]/256))*1000" office:value-type="float" office:value="9.1875">
            <text:p>9.1875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 table:formula="of:=DEC2HEX([.E63]; 2)" office:value-type="string" office:string-value="39">
            <text:p>39</text:p>
          </table:table-cell>
          <table:table-cell table:formula="of:=DEC2BIN([.E63]; 8)" office:value-type="string" office:string-value="00111001">
            <text:p>00111001</text:p>
          </table:table-cell>
          <table:table-cell table:style-name="ce8" table:formula="of:=((840/Rext) * ([.E63]/256))*1000" office:value-type="float" office:value="9.3515625">
            <text:p>9.3515625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 table:formula="of:=DEC2HEX([.E64]; 2)" office:value-type="string" office:string-value="3A">
            <text:p>3A</text:p>
          </table:table-cell>
          <table:table-cell table:formula="of:=DEC2BIN([.E64]; 8)" office:value-type="string" office:string-value="00111010">
            <text:p>00111010</text:p>
          </table:table-cell>
          <table:table-cell table:style-name="ce8" table:formula="of:=((840/Rext) * ([.E64]/256))*1000" office:value-type="float" office:value="9.515625">
            <text:p>9.515625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 table:formula="of:=DEC2HEX([.E65]; 2)" office:value-type="string" office:string-value="3B">
            <text:p>3B</text:p>
          </table:table-cell>
          <table:table-cell table:formula="of:=DEC2BIN([.E65]; 8)" office:value-type="string" office:string-value="00111011">
            <text:p>00111011</text:p>
          </table:table-cell>
          <table:table-cell table:style-name="ce8" table:formula="of:=((840/Rext) * ([.E65]/256))*1000" office:value-type="float" office:value="9.6796875">
            <text:p>9.6796875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formula="of:=DEC2HEX([.E66]; 2)" office:value-type="string" office:string-value="3C">
            <text:p>3C</text:p>
          </table:table-cell>
          <table:table-cell table:formula="of:=DEC2BIN([.E66]; 8)" office:value-type="string" office:string-value="00111100">
            <text:p>00111100</text:p>
          </table:table-cell>
          <table:table-cell table:style-name="ce8" table:formula="of:=((840/Rext) * ([.E66]/256))*1000" office:value-type="float" office:value="9.84375">
            <text:p>9.84375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 table:formula="of:=DEC2HEX([.E67]; 2)" office:value-type="string" office:string-value="3D">
            <text:p>3D</text:p>
          </table:table-cell>
          <table:table-cell table:formula="of:=DEC2BIN([.E67]; 8)" office:value-type="string" office:string-value="00111101">
            <text:p>00111101</text:p>
          </table:table-cell>
          <table:table-cell table:style-name="ce8" table:formula="of:=((840/Rext) * ([.E67]/256))*1000" office:value-type="float" office:value="10.0078125">
            <text:p>10.0078125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 table:formula="of:=DEC2HEX([.E68]; 2)" office:value-type="string" office:string-value="3E">
            <text:p>3E</text:p>
          </table:table-cell>
          <table:table-cell table:formula="of:=DEC2BIN([.E68]; 8)" office:value-type="string" office:string-value="00111110">
            <text:p>00111110</text:p>
          </table:table-cell>
          <table:table-cell table:style-name="ce8" table:formula="of:=((840/Rext) * ([.E68]/256))*1000" office:value-type="float" office:value="10.171875">
            <text:p>10.171875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 table:formula="of:=DEC2HEX([.E69]; 2)" office:value-type="string" office:string-value="3F">
            <text:p>3F</text:p>
          </table:table-cell>
          <table:table-cell table:formula="of:=DEC2BIN([.E69]; 8)" office:value-type="string" office:string-value="00111111">
            <text:p>00111111</text:p>
          </table:table-cell>
          <table:table-cell table:style-name="ce8" table:formula="of:=((840/Rext) * ([.E69]/256))*1000" office:value-type="float" office:value="10.3359375">
            <text:p>10.3359375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 table:formula="of:=DEC2HEX([.E70]; 2)" office:value-type="string" office:string-value="40">
            <text:p>40</text:p>
          </table:table-cell>
          <table:table-cell table:formula="of:=DEC2BIN([.E70]; 8)" office:value-type="string" office:string-value="01000000">
            <text:p>01000000</text:p>
          </table:table-cell>
          <table:table-cell table:style-name="ce8" table:formula="of:=((840/Rext) * ([.E70]/256))*1000" office:value-type="float" office:value="10.5">
            <text:p>10.5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 table:formula="of:=DEC2HEX([.E71]; 2)" office:value-type="string" office:string-value="41">
            <text:p>41</text:p>
          </table:table-cell>
          <table:table-cell table:formula="of:=DEC2BIN([.E71]; 8)" office:value-type="string" office:string-value="01000001">
            <text:p>01000001</text:p>
          </table:table-cell>
          <table:table-cell table:style-name="ce8" table:formula="of:=((840/Rext) * ([.E71]/256))*1000" office:value-type="float" office:value="10.6640625">
            <text:p>10.6640625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 table:formula="of:=DEC2HEX([.E72]; 2)" office:value-type="string" office:string-value="42">
            <text:p>42</text:p>
          </table:table-cell>
          <table:table-cell table:formula="of:=DEC2BIN([.E72]; 8)" office:value-type="string" office:string-value="01000010">
            <text:p>01000010</text:p>
          </table:table-cell>
          <table:table-cell table:style-name="ce8" table:formula="of:=((840/Rext) * ([.E72]/256))*1000" office:value-type="float" office:value="10.828125">
            <text:p>10.828125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 table:formula="of:=DEC2HEX([.E73]; 2)" office:value-type="string" office:string-value="43">
            <text:p>43</text:p>
          </table:table-cell>
          <table:table-cell table:formula="of:=DEC2BIN([.E73]; 8)" office:value-type="string" office:string-value="01000011">
            <text:p>01000011</text:p>
          </table:table-cell>
          <table:table-cell table:style-name="ce8" table:formula="of:=((840/Rext) * ([.E73]/256))*1000" office:value-type="float" office:value="10.9921875">
            <text:p>10.9921875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 table:formula="of:=DEC2HEX([.E74]; 2)" office:value-type="string" office:string-value="44">
            <text:p>44</text:p>
          </table:table-cell>
          <table:table-cell table:formula="of:=DEC2BIN([.E74]; 8)" office:value-type="string" office:string-value="01000100">
            <text:p>01000100</text:p>
          </table:table-cell>
          <table:table-cell table:style-name="ce8" table:formula="of:=((840/Rext) * ([.E74]/256))*1000" office:value-type="float" office:value="11.15625">
            <text:p>11.15625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 table:formula="of:=DEC2HEX([.E75]; 2)" office:value-type="string" office:string-value="45">
            <text:p>45</text:p>
          </table:table-cell>
          <table:table-cell table:formula="of:=DEC2BIN([.E75]; 8)" office:value-type="string" office:string-value="01000101">
            <text:p>01000101</text:p>
          </table:table-cell>
          <table:table-cell table:style-name="ce8" table:formula="of:=((840/Rext) * ([.E75]/256))*1000" office:value-type="float" office:value="11.3203125">
            <text:p>11.3203125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table:formula="of:=DEC2HEX([.E76]; 2)" office:value-type="string" office:string-value="46">
            <text:p>46</text:p>
          </table:table-cell>
          <table:table-cell table:formula="of:=DEC2BIN([.E76]; 8)" office:value-type="string" office:string-value="01000110">
            <text:p>01000110</text:p>
          </table:table-cell>
          <table:table-cell table:style-name="ce8" table:formula="of:=((840/Rext) * ([.E76]/256))*1000" office:value-type="float" office:value="11.484375">
            <text:p>11.484375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 table:formula="of:=DEC2HEX([.E77]; 2)" office:value-type="string" office:string-value="47">
            <text:p>47</text:p>
          </table:table-cell>
          <table:table-cell table:formula="of:=DEC2BIN([.E77]; 8)" office:value-type="string" office:string-value="01000111">
            <text:p>01000111</text:p>
          </table:table-cell>
          <table:table-cell table:style-name="ce8" table:formula="of:=((840/Rext) * ([.E77]/256))*1000" office:value-type="float" office:value="11.6484375">
            <text:p>11.6484375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 table:formula="of:=DEC2HEX([.E78]; 2)" office:value-type="string" office:string-value="48">
            <text:p>48</text:p>
          </table:table-cell>
          <table:table-cell table:formula="of:=DEC2BIN([.E78]; 8)" office:value-type="string" office:string-value="01001000">
            <text:p>01001000</text:p>
          </table:table-cell>
          <table:table-cell table:style-name="ce8" table:formula="of:=((840/Rext) * ([.E78]/256))*1000" office:value-type="float" office:value="11.8125">
            <text:p>11.8125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 table:formula="of:=DEC2HEX([.E79]; 2)" office:value-type="string" office:string-value="49">
            <text:p>49</text:p>
          </table:table-cell>
          <table:table-cell table:formula="of:=DEC2BIN([.E79]; 8)" office:value-type="string" office:string-value="01001001">
            <text:p>01001001</text:p>
          </table:table-cell>
          <table:table-cell table:style-name="ce8" table:formula="of:=((840/Rext) * ([.E79]/256))*1000" office:value-type="float" office:value="11.9765625">
            <text:p>11.9765625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 table:formula="of:=DEC2HEX([.E80]; 2)" office:value-type="string" office:string-value="4A">
            <text:p>4A</text:p>
          </table:table-cell>
          <table:table-cell table:formula="of:=DEC2BIN([.E80]; 8)" office:value-type="string" office:string-value="01001010">
            <text:p>01001010</text:p>
          </table:table-cell>
          <table:table-cell table:style-name="ce8" table:formula="of:=((840/Rext) * ([.E80]/256))*1000" office:value-type="float" office:value="12.140625">
            <text:p>12.140625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 table:formula="of:=DEC2HEX([.E81]; 2)" office:value-type="string" office:string-value="4B">
            <text:p>4B</text:p>
          </table:table-cell>
          <table:table-cell table:formula="of:=DEC2BIN([.E81]; 8)" office:value-type="string" office:string-value="01001011">
            <text:p>01001011</text:p>
          </table:table-cell>
          <table:table-cell table:style-name="ce8" table:formula="of:=((840/Rext) * ([.E81]/256))*1000" office:value-type="float" office:value="12.3046875">
            <text:p>12.3046875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 table:formula="of:=DEC2HEX([.E82]; 2)" office:value-type="string" office:string-value="4C">
            <text:p>4C</text:p>
          </table:table-cell>
          <table:table-cell table:formula="of:=DEC2BIN([.E82]; 8)" office:value-type="string" office:string-value="01001100">
            <text:p>01001100</text:p>
          </table:table-cell>
          <table:table-cell table:style-name="ce8" table:formula="of:=((840/Rext) * ([.E82]/256))*1000" office:value-type="float" office:value="12.46875">
            <text:p>12.46875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 table:formula="of:=DEC2HEX([.E83]; 2)" office:value-type="string" office:string-value="4D">
            <text:p>4D</text:p>
          </table:table-cell>
          <table:table-cell table:formula="of:=DEC2BIN([.E83]; 8)" office:value-type="string" office:string-value="01001101">
            <text:p>01001101</text:p>
          </table:table-cell>
          <table:table-cell table:style-name="ce8" table:formula="of:=((840/Rext) * ([.E83]/256))*1000" office:value-type="float" office:value="12.6328125">
            <text:p>12.6328125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 table:formula="of:=DEC2HEX([.E84]; 2)" office:value-type="string" office:string-value="4E">
            <text:p>4E</text:p>
          </table:table-cell>
          <table:table-cell table:formula="of:=DEC2BIN([.E84]; 8)" office:value-type="string" office:string-value="01001110">
            <text:p>01001110</text:p>
          </table:table-cell>
          <table:table-cell table:style-name="ce8" table:formula="of:=((840/Rext) * ([.E84]/256))*1000" office:value-type="float" office:value="12.796875">
            <text:p>12.796875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 table:formula="of:=DEC2HEX([.E85]; 2)" office:value-type="string" office:string-value="4F">
            <text:p>4F</text:p>
          </table:table-cell>
          <table:table-cell table:formula="of:=DEC2BIN([.E85]; 8)" office:value-type="string" office:string-value="01001111">
            <text:p>01001111</text:p>
          </table:table-cell>
          <table:table-cell table:style-name="ce8" table:formula="of:=((840/Rext) * ([.E85]/256))*1000" office:value-type="float" office:value="12.9609375">
            <text:p>12.9609375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table:formula="of:=DEC2HEX([.E86]; 2)" office:value-type="string" office:string-value="50">
            <text:p>50</text:p>
          </table:table-cell>
          <table:table-cell table:formula="of:=DEC2BIN([.E86]; 8)" office:value-type="string" office:string-value="01010000">
            <text:p>01010000</text:p>
          </table:table-cell>
          <table:table-cell table:style-name="ce8" table:formula="of:=((840/Rext) * ([.E86]/256))*1000" office:value-type="float" office:value="13.125">
            <text:p>13.125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 table:formula="of:=DEC2HEX([.E87]; 2)" office:value-type="string" office:string-value="51">
            <text:p>51</text:p>
          </table:table-cell>
          <table:table-cell table:formula="of:=DEC2BIN([.E87]; 8)" office:value-type="string" office:string-value="01010001">
            <text:p>01010001</text:p>
          </table:table-cell>
          <table:table-cell table:style-name="ce8" table:formula="of:=((840/Rext) * ([.E87]/256))*1000" office:value-type="float" office:value="13.2890625">
            <text:p>13.2890625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 table:formula="of:=DEC2HEX([.E88]; 2)" office:value-type="string" office:string-value="52">
            <text:p>52</text:p>
          </table:table-cell>
          <table:table-cell table:formula="of:=DEC2BIN([.E88]; 8)" office:value-type="string" office:string-value="01010010">
            <text:p>01010010</text:p>
          </table:table-cell>
          <table:table-cell table:style-name="ce8" table:formula="of:=((840/Rext) * ([.E88]/256))*1000" office:value-type="float" office:value="13.453125">
            <text:p>13.453125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 table:formula="of:=DEC2HEX([.E89]; 2)" office:value-type="string" office:string-value="53">
            <text:p>53</text:p>
          </table:table-cell>
          <table:table-cell table:formula="of:=DEC2BIN([.E89]; 8)" office:value-type="string" office:string-value="01010011">
            <text:p>01010011</text:p>
          </table:table-cell>
          <table:table-cell table:style-name="ce8" table:formula="of:=((840/Rext) * ([.E89]/256))*1000" office:value-type="float" office:value="13.6171875">
            <text:p>13.6171875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 table:formula="of:=DEC2HEX([.E90]; 2)" office:value-type="string" office:string-value="54">
            <text:p>54</text:p>
          </table:table-cell>
          <table:table-cell table:formula="of:=DEC2BIN([.E90]; 8)" office:value-type="string" office:string-value="01010100">
            <text:p>01010100</text:p>
          </table:table-cell>
          <table:table-cell table:style-name="ce8" table:formula="of:=((840/Rext) * ([.E90]/256))*1000" office:value-type="float" office:value="13.78125">
            <text:p>13.78125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table:formula="of:=DEC2HEX([.E91]; 2)" office:value-type="string" office:string-value="55">
            <text:p>55</text:p>
          </table:table-cell>
          <table:table-cell table:formula="of:=DEC2BIN([.E91]; 8)" office:value-type="string" office:string-value="01010101">
            <text:p>01010101</text:p>
          </table:table-cell>
          <table:table-cell table:style-name="ce8" table:formula="of:=((840/Rext) * ([.E91]/256))*1000" office:value-type="float" office:value="13.9453125">
            <text:p>13.9453125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 table:formula="of:=DEC2HEX([.E92]; 2)" office:value-type="string" office:string-value="56">
            <text:p>56</text:p>
          </table:table-cell>
          <table:table-cell table:formula="of:=DEC2BIN([.E92]; 8)" office:value-type="string" office:string-value="01010110">
            <text:p>01010110</text:p>
          </table:table-cell>
          <table:table-cell table:style-name="ce8" table:formula="of:=((840/Rext) * ([.E92]/256))*1000" office:value-type="float" office:value="14.109375">
            <text:p>14.109375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 table:formula="of:=DEC2HEX([.E93]; 2)" office:value-type="string" office:string-value="57">
            <text:p>57</text:p>
          </table:table-cell>
          <table:table-cell table:formula="of:=DEC2BIN([.E93]; 8)" office:value-type="string" office:string-value="01010111">
            <text:p>01010111</text:p>
          </table:table-cell>
          <table:table-cell table:style-name="ce8" table:formula="of:=((840/Rext) * ([.E93]/256))*1000" office:value-type="float" office:value="14.2734375">
            <text:p>14.2734375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 table:formula="of:=DEC2HEX([.E94]; 2)" office:value-type="string" office:string-value="58">
            <text:p>58</text:p>
          </table:table-cell>
          <table:table-cell table:formula="of:=DEC2BIN([.E94]; 8)" office:value-type="string" office:string-value="01011000">
            <text:p>01011000</text:p>
          </table:table-cell>
          <table:table-cell table:style-name="ce8" table:formula="of:=((840/Rext) * ([.E94]/256))*1000" office:value-type="float" office:value="14.4375">
            <text:p>14.4375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 table:formula="of:=DEC2HEX([.E95]; 2)" office:value-type="string" office:string-value="59">
            <text:p>59</text:p>
          </table:table-cell>
          <table:table-cell table:formula="of:=DEC2BIN([.E95]; 8)" office:value-type="string" office:string-value="01011001">
            <text:p>01011001</text:p>
          </table:table-cell>
          <table:table-cell table:style-name="ce8" table:formula="of:=((840/Rext) * ([.E95]/256))*1000" office:value-type="float" office:value="14.6015625">
            <text:p>14.6015625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table:formula="of:=DEC2HEX([.E96]; 2)" office:value-type="string" office:string-value="5A">
            <text:p>5A</text:p>
          </table:table-cell>
          <table:table-cell table:formula="of:=DEC2BIN([.E96]; 8)" office:value-type="string" office:string-value="01011010">
            <text:p>01011010</text:p>
          </table:table-cell>
          <table:table-cell table:style-name="ce8" table:formula="of:=((840/Rext) * ([.E96]/256))*1000" office:value-type="float" office:value="14.765625">
            <text:p>14.765625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 table:formula="of:=DEC2HEX([.E97]; 2)" office:value-type="string" office:string-value="5B">
            <text:p>5B</text:p>
          </table:table-cell>
          <table:table-cell table:formula="of:=DEC2BIN([.E97]; 8)" office:value-type="string" office:string-value="01011011">
            <text:p>01011011</text:p>
          </table:table-cell>
          <table:table-cell table:style-name="ce8" table:formula="of:=((840/Rext) * ([.E97]/256))*1000" office:value-type="float" office:value="14.9296875">
            <text:p>14.9296875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 table:formula="of:=DEC2HEX([.E98]; 2)" office:value-type="string" office:string-value="5C">
            <text:p>5C</text:p>
          </table:table-cell>
          <table:table-cell table:formula="of:=DEC2BIN([.E98]; 8)" office:value-type="string" office:string-value="01011100">
            <text:p>01011100</text:p>
          </table:table-cell>
          <table:table-cell table:style-name="ce8" table:formula="of:=((840/Rext) * ([.E98]/256))*1000" office:value-type="float" office:value="15.09375">
            <text:p>15.09375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 table:formula="of:=DEC2HEX([.E99]; 2)" office:value-type="string" office:string-value="5D">
            <text:p>5D</text:p>
          </table:table-cell>
          <table:table-cell table:formula="of:=DEC2BIN([.E99]; 8)" office:value-type="string" office:string-value="01011101">
            <text:p>01011101</text:p>
          </table:table-cell>
          <table:table-cell table:style-name="ce8" table:formula="of:=((840/Rext) * ([.E99]/256))*1000" office:value-type="float" office:value="15.2578125">
            <text:p>15.2578125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 table:formula="of:=DEC2HEX([.E100]; 2)" office:value-type="string" office:string-value="5E">
            <text:p>5E</text:p>
          </table:table-cell>
          <table:table-cell table:formula="of:=DEC2BIN([.E100]; 8)" office:value-type="string" office:string-value="01011110">
            <text:p>01011110</text:p>
          </table:table-cell>
          <table:table-cell table:style-name="ce8" table:formula="of:=((840/Rext) * ([.E100]/256))*1000" office:value-type="float" office:value="15.421875">
            <text:p>15.421875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 table:formula="of:=DEC2HEX([.E101]; 2)" office:value-type="string" office:string-value="5F">
            <text:p>5F</text:p>
          </table:table-cell>
          <table:table-cell table:formula="of:=DEC2BIN([.E101]; 8)" office:value-type="string" office:string-value="01011111">
            <text:p>01011111</text:p>
          </table:table-cell>
          <table:table-cell table:style-name="ce8" table:formula="of:=((840/Rext) * ([.E101]/256))*1000" office:value-type="float" office:value="15.5859375">
            <text:p>15.5859375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 table:formula="of:=DEC2HEX([.E102]; 2)" office:value-type="string" office:string-value="60">
            <text:p>60</text:p>
          </table:table-cell>
          <table:table-cell table:formula="of:=DEC2BIN([.E102]; 8)" office:value-type="string" office:string-value="01100000">
            <text:p>01100000</text:p>
          </table:table-cell>
          <table:table-cell table:style-name="ce8" table:formula="of:=((840/Rext) * ([.E102]/256))*1000" office:value-type="float" office:value="15.75">
            <text:p>15.75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table:formula="of:=DEC2HEX([.E103]; 2)" office:value-type="string" office:string-value="61">
            <text:p>61</text:p>
          </table:table-cell>
          <table:table-cell table:formula="of:=DEC2BIN([.E103]; 8)" office:value-type="string" office:string-value="01100001">
            <text:p>01100001</text:p>
          </table:table-cell>
          <table:table-cell table:style-name="ce8" table:formula="of:=((840/Rext) * ([.E103]/256))*1000" office:value-type="float" office:value="15.9140625">
            <text:p>15.9140625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table:formula="of:=DEC2HEX([.E104]; 2)" office:value-type="string" office:string-value="62">
            <text:p>62</text:p>
          </table:table-cell>
          <table:table-cell table:formula="of:=DEC2BIN([.E104]; 8)" office:value-type="string" office:string-value="01100010">
            <text:p>01100010</text:p>
          </table:table-cell>
          <table:table-cell table:style-name="ce8" table:formula="of:=((840/Rext) * ([.E104]/256))*1000" office:value-type="float" office:value="16.078125">
            <text:p>16.078125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table:formula="of:=DEC2HEX([.E105]; 2)" office:value-type="string" office:string-value="63">
            <text:p>63</text:p>
          </table:table-cell>
          <table:table-cell table:formula="of:=DEC2BIN([.E105]; 8)" office:value-type="string" office:string-value="01100011">
            <text:p>01100011</text:p>
          </table:table-cell>
          <table:table-cell table:style-name="ce8" table:formula="of:=((840/Rext) * ([.E105]/256))*1000" office:value-type="float" office:value="16.2421875">
            <text:p>16.2421875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table:formula="of:=DEC2HEX([.E106]; 2)" office:value-type="string" office:string-value="64">
            <text:p>64</text:p>
          </table:table-cell>
          <table:table-cell table:formula="of:=DEC2BIN([.E106]; 8)" office:value-type="string" office:string-value="01100100">
            <text:p>01100100</text:p>
          </table:table-cell>
          <table:table-cell table:style-name="ce8" table:formula="of:=((840/Rext) * ([.E106]/256))*1000" office:value-type="float" office:value="16.40625">
            <text:p>16.40625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table:formula="of:=DEC2HEX([.E107]; 2)" office:value-type="string" office:string-value="65">
            <text:p>65</text:p>
          </table:table-cell>
          <table:table-cell table:formula="of:=DEC2BIN([.E107]; 8)" office:value-type="string" office:string-value="01100101">
            <text:p>01100101</text:p>
          </table:table-cell>
          <table:table-cell table:style-name="ce8" table:formula="of:=((840/Rext) * ([.E107]/256))*1000" office:value-type="float" office:value="16.5703125">
            <text:p>16.5703125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table:formula="of:=DEC2HEX([.E108]; 2)" office:value-type="string" office:string-value="66">
            <text:p>66</text:p>
          </table:table-cell>
          <table:table-cell table:formula="of:=DEC2BIN([.E108]; 8)" office:value-type="string" office:string-value="01100110">
            <text:p>01100110</text:p>
          </table:table-cell>
          <table:table-cell table:style-name="ce8" table:formula="of:=((840/Rext) * ([.E108]/256))*1000" office:value-type="float" office:value="16.734375">
            <text:p>16.734375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table:formula="of:=DEC2HEX([.E109]; 2)" office:value-type="string" office:string-value="67">
            <text:p>67</text:p>
          </table:table-cell>
          <table:table-cell table:formula="of:=DEC2BIN([.E109]; 8)" office:value-type="string" office:string-value="01100111">
            <text:p>01100111</text:p>
          </table:table-cell>
          <table:table-cell table:style-name="ce8" table:formula="of:=((840/Rext) * ([.E109]/256))*1000" office:value-type="float" office:value="16.8984375">
            <text:p>16.8984375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table:formula="of:=DEC2HEX([.E110]; 2)" office:value-type="string" office:string-value="68">
            <text:p>68</text:p>
          </table:table-cell>
          <table:table-cell table:formula="of:=DEC2BIN([.E110]; 8)" office:value-type="string" office:string-value="01101000">
            <text:p>01101000</text:p>
          </table:table-cell>
          <table:table-cell table:style-name="ce8" table:formula="of:=((840/Rext) * ([.E110]/256))*1000" office:value-type="float" office:value="17.0625">
            <text:p>17.0625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 table:formula="of:=DEC2HEX([.E111]; 2)" office:value-type="string" office:string-value="69">
            <text:p>69</text:p>
          </table:table-cell>
          <table:table-cell table:formula="of:=DEC2BIN([.E111]; 8)" office:value-type="string" office:string-value="01101001">
            <text:p>01101001</text:p>
          </table:table-cell>
          <table:table-cell table:style-name="ce8" table:formula="of:=((840/Rext) * ([.E111]/256))*1000" office:value-type="float" office:value="17.2265625">
            <text:p>17.2265625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 table:formula="of:=DEC2HEX([.E112]; 2)" office:value-type="string" office:string-value="6A">
            <text:p>6A</text:p>
          </table:table-cell>
          <table:table-cell table:formula="of:=DEC2BIN([.E112]; 8)" office:value-type="string" office:string-value="01101010">
            <text:p>01101010</text:p>
          </table:table-cell>
          <table:table-cell table:style-name="ce8" table:formula="of:=((840/Rext) * ([.E112]/256))*1000" office:value-type="float" office:value="17.390625">
            <text:p>17.390625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 table:formula="of:=DEC2HEX([.E113]; 2)" office:value-type="string" office:string-value="6B">
            <text:p>6B</text:p>
          </table:table-cell>
          <table:table-cell table:formula="of:=DEC2BIN([.E113]; 8)" office:value-type="string" office:string-value="01101011">
            <text:p>01101011</text:p>
          </table:table-cell>
          <table:table-cell table:style-name="ce8" table:formula="of:=((840/Rext) * ([.E113]/256))*1000" office:value-type="float" office:value="17.5546875">
            <text:p>17.5546875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 table:formula="of:=DEC2HEX([.E114]; 2)" office:value-type="string" office:string-value="6C">
            <text:p>6C</text:p>
          </table:table-cell>
          <table:table-cell table:formula="of:=DEC2BIN([.E114]; 8)" office:value-type="string" office:string-value="01101100">
            <text:p>01101100</text:p>
          </table:table-cell>
          <table:table-cell table:style-name="ce8" table:formula="of:=((840/Rext) * ([.E114]/256))*1000" office:value-type="float" office:value="17.71875">
            <text:p>17.71875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 table:formula="of:=DEC2HEX([.E115]; 2)" office:value-type="string" office:string-value="6D">
            <text:p>6D</text:p>
          </table:table-cell>
          <table:table-cell table:formula="of:=DEC2BIN([.E115]; 8)" office:value-type="string" office:string-value="01101101">
            <text:p>01101101</text:p>
          </table:table-cell>
          <table:table-cell table:style-name="ce8" table:formula="of:=((840/Rext) * ([.E115]/256))*1000" office:value-type="float" office:value="17.8828125">
            <text:p>17.8828125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table:formula="of:=DEC2HEX([.E116]; 2)" office:value-type="string" office:string-value="6E">
            <text:p>6E</text:p>
          </table:table-cell>
          <table:table-cell table:formula="of:=DEC2BIN([.E116]; 8)" office:value-type="string" office:string-value="01101110">
            <text:p>01101110</text:p>
          </table:table-cell>
          <table:table-cell table:style-name="ce8" table:formula="of:=((840/Rext) * ([.E116]/256))*1000" office:value-type="float" office:value="18.046875">
            <text:p>18.046875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 table:formula="of:=DEC2HEX([.E117]; 2)" office:value-type="string" office:string-value="6F">
            <text:p>6F</text:p>
          </table:table-cell>
          <table:table-cell table:formula="of:=DEC2BIN([.E117]; 8)" office:value-type="string" office:string-value="01101111">
            <text:p>01101111</text:p>
          </table:table-cell>
          <table:table-cell table:style-name="ce8" table:formula="of:=((840/Rext) * ([.E117]/256))*1000" office:value-type="float" office:value="18.2109375">
            <text:p>18.2109375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 table:formula="of:=DEC2HEX([.E118]; 2)" office:value-type="string" office:string-value="70">
            <text:p>70</text:p>
          </table:table-cell>
          <table:table-cell table:formula="of:=DEC2BIN([.E118]; 8)" office:value-type="string" office:string-value="01110000">
            <text:p>01110000</text:p>
          </table:table-cell>
          <table:table-cell table:style-name="ce8" table:formula="of:=((840/Rext) * ([.E118]/256))*1000" office:value-type="float" office:value="18.375">
            <text:p>18.375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 table:formula="of:=DEC2HEX([.E119]; 2)" office:value-type="string" office:string-value="71">
            <text:p>71</text:p>
          </table:table-cell>
          <table:table-cell table:formula="of:=DEC2BIN([.E119]; 8)" office:value-type="string" office:string-value="01110001">
            <text:p>01110001</text:p>
          </table:table-cell>
          <table:table-cell table:style-name="ce8" table:formula="of:=((840/Rext) * ([.E119]/256))*1000" office:value-type="float" office:value="18.5390625">
            <text:p>18.5390625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 table:formula="of:=DEC2HEX([.E120]; 2)" office:value-type="string" office:string-value="72">
            <text:p>72</text:p>
          </table:table-cell>
          <table:table-cell table:formula="of:=DEC2BIN([.E120]; 8)" office:value-type="string" office:string-value="01110010">
            <text:p>01110010</text:p>
          </table:table-cell>
          <table:table-cell table:style-name="ce8" table:formula="of:=((840/Rext) * ([.E120]/256))*1000" office:value-type="float" office:value="18.703125">
            <text:p>18.703125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 table:formula="of:=DEC2HEX([.E121]; 2)" office:value-type="string" office:string-value="73">
            <text:p>73</text:p>
          </table:table-cell>
          <table:table-cell table:formula="of:=DEC2BIN([.E121]; 8)" office:value-type="string" office:string-value="01110011">
            <text:p>01110011</text:p>
          </table:table-cell>
          <table:table-cell table:style-name="ce8" table:formula="of:=((840/Rext) * ([.E121]/256))*1000" office:value-type="float" office:value="18.8671875">
            <text:p>18.8671875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 table:formula="of:=DEC2HEX([.E122]; 2)" office:value-type="string" office:string-value="74">
            <text:p>74</text:p>
          </table:table-cell>
          <table:table-cell table:formula="of:=DEC2BIN([.E122]; 8)" office:value-type="string" office:string-value="01110100">
            <text:p>01110100</text:p>
          </table:table-cell>
          <table:table-cell table:style-name="ce8" table:formula="of:=((840/Rext) * ([.E122]/256))*1000" office:value-type="float" office:value="19.03125">
            <text:p>19.03125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 table:formula="of:=DEC2HEX([.E123]; 2)" office:value-type="string" office:string-value="75">
            <text:p>75</text:p>
          </table:table-cell>
          <table:table-cell table:formula="of:=DEC2BIN([.E123]; 8)" office:value-type="string" office:string-value="01110101">
            <text:p>01110101</text:p>
          </table:table-cell>
          <table:table-cell table:style-name="ce8" table:formula="of:=((840/Rext) * ([.E123]/256))*1000" office:value-type="float" office:value="19.1953125">
            <text:p>19.1953125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 table:formula="of:=DEC2HEX([.E124]; 2)" office:value-type="string" office:string-value="76">
            <text:p>76</text:p>
          </table:table-cell>
          <table:table-cell table:formula="of:=DEC2BIN([.E124]; 8)" office:value-type="string" office:string-value="01110110">
            <text:p>01110110</text:p>
          </table:table-cell>
          <table:table-cell table:style-name="ce8" table:formula="of:=((840/Rext) * ([.E124]/256))*1000" office:value-type="float" office:value="19.359375">
            <text:p>19.359375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 table:formula="of:=DEC2HEX([.E125]; 2)" office:value-type="string" office:string-value="77">
            <text:p>77</text:p>
          </table:table-cell>
          <table:table-cell table:formula="of:=DEC2BIN([.E125]; 8)" office:value-type="string" office:string-value="01110111">
            <text:p>01110111</text:p>
          </table:table-cell>
          <table:table-cell table:style-name="ce8" table:formula="of:=((840/Rext) * ([.E125]/256))*1000" office:value-type="float" office:value="19.5234375">
            <text:p>19.5234375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formula="of:=DEC2HEX([.E126]; 2)" office:value-type="string" office:string-value="78">
            <text:p>78</text:p>
          </table:table-cell>
          <table:table-cell table:formula="of:=DEC2BIN([.E126]; 8)" office:value-type="string" office:string-value="01111000">
            <text:p>01111000</text:p>
          </table:table-cell>
          <table:table-cell table:style-name="ce8" table:formula="of:=((840/Rext) * ([.E126]/256))*1000" office:value-type="float" office:value="19.6875">
            <text:p>19.6875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 table:formula="of:=DEC2HEX([.E127]; 2)" office:value-type="string" office:string-value="79">
            <text:p>79</text:p>
          </table:table-cell>
          <table:table-cell table:formula="of:=DEC2BIN([.E127]; 8)" office:value-type="string" office:string-value="01111001">
            <text:p>01111001</text:p>
          </table:table-cell>
          <table:table-cell table:style-name="ce8" table:formula="of:=((840/Rext) * ([.E127]/256))*1000" office:value-type="float" office:value="19.8515625">
            <text:p>19.8515625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 table:formula="of:=DEC2HEX([.E128]; 2)" office:value-type="string" office:string-value="7A">
            <text:p>7A</text:p>
          </table:table-cell>
          <table:table-cell table:formula="of:=DEC2BIN([.E128]; 8)" office:value-type="string" office:string-value="01111010">
            <text:p>01111010</text:p>
          </table:table-cell>
          <table:table-cell table:style-name="ce8" table:formula="of:=((840/Rext) * ([.E128]/256))*1000" office:value-type="float" office:value="20.015625">
            <text:p>20.015625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 table:formula="of:=DEC2HEX([.E129]; 2)" office:value-type="string" office:string-value="7B">
            <text:p>7B</text:p>
          </table:table-cell>
          <table:table-cell table:formula="of:=DEC2BIN([.E129]; 8)" office:value-type="string" office:string-value="01111011">
            <text:p>01111011</text:p>
          </table:table-cell>
          <table:table-cell table:style-name="ce8" table:formula="of:=((840/Rext) * ([.E129]/256))*1000" office:value-type="float" office:value="20.1796875">
            <text:p>20.1796875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 table:formula="of:=DEC2HEX([.E130]; 2)" office:value-type="string" office:string-value="7C">
            <text:p>7C</text:p>
          </table:table-cell>
          <table:table-cell table:formula="of:=DEC2BIN([.E130]; 8)" office:value-type="string" office:string-value="01111100">
            <text:p>01111100</text:p>
          </table:table-cell>
          <table:table-cell table:style-name="ce8" table:formula="of:=((840/Rext) * ([.E130]/256))*1000" office:value-type="float" office:value="20.34375">
            <text:p>20.34375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 table:formula="of:=DEC2HEX([.E131]; 2)" office:value-type="string" office:string-value="7D">
            <text:p>7D</text:p>
          </table:table-cell>
          <table:table-cell table:formula="of:=DEC2BIN([.E131]; 8)" office:value-type="string" office:string-value="01111101">
            <text:p>01111101</text:p>
          </table:table-cell>
          <table:table-cell table:style-name="ce8" table:formula="of:=((840/Rext) * ([.E131]/256))*1000" office:value-type="float" office:value="20.5078125">
            <text:p>20.5078125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 table:formula="of:=DEC2HEX([.E132]; 2)" office:value-type="string" office:string-value="7E">
            <text:p>7E</text:p>
          </table:table-cell>
          <table:table-cell table:formula="of:=DEC2BIN([.E132]; 8)" office:value-type="string" office:string-value="01111110">
            <text:p>01111110</text:p>
          </table:table-cell>
          <table:table-cell table:style-name="ce8" table:formula="of:=((840/Rext) * ([.E132]/256))*1000" office:value-type="float" office:value="20.671875">
            <text:p>20.671875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 table:formula="of:=DEC2HEX([.E133]; 2)" office:value-type="string" office:string-value="7F">
            <text:p>7F</text:p>
          </table:table-cell>
          <table:table-cell table:formula="of:=DEC2BIN([.E133]; 8)" office:value-type="string" office:string-value="01111111">
            <text:p>01111111</text:p>
          </table:table-cell>
          <table:table-cell table:style-name="ce8" table:formula="of:=((840/Rext) * ([.E133]/256))*1000" office:value-type="float" office:value="20.8359375">
            <text:p>20.8359375</text:p>
          </table:table-cell>
        </table:table-row>
        <table:table-row table:style-name="ro1">
          <table:table-cell table:number-columns-repeated="4"/>
          <table:table-cell office:value-type="float" office:value="128">
            <text:p>128</text:p>
          </table:table-cell>
          <table:table-cell table:formula="of:=DEC2HEX([.E134]; 2)" office:value-type="string" office:string-value="80">
            <text:p>80</text:p>
          </table:table-cell>
          <table:table-cell table:formula="of:=DEC2BIN([.E134]; 8)" office:value-type="string" office:string-value="10000000">
            <text:p>10000000</text:p>
          </table:table-cell>
          <table:table-cell table:style-name="ce8" table:formula="of:=((840/Rext) * ([.E134]/256))*1000" office:value-type="float" office:value="21">
            <text:p>21</text:p>
          </table:table-cell>
        </table:table-row>
        <table:table-row table:style-name="ro1">
          <table:table-cell table:number-columns-repeated="4"/>
          <table:table-cell office:value-type="float" office:value="129">
            <text:p>129</text:p>
          </table:table-cell>
          <table:table-cell table:formula="of:=DEC2HEX([.E135]; 2)" office:value-type="string" office:string-value="81">
            <text:p>81</text:p>
          </table:table-cell>
          <table:table-cell table:formula="of:=DEC2BIN([.E135]; 8)" office:value-type="string" office:string-value="10000001">
            <text:p>10000001</text:p>
          </table:table-cell>
          <table:table-cell table:style-name="ce8" table:formula="of:=((840/Rext) * ([.E135]/256))*1000" office:value-type="float" office:value="21.1640625">
            <text:p>21.1640625</text:p>
          </table:table-cell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table:formula="of:=DEC2HEX([.E136]; 2)" office:value-type="string" office:string-value="82">
            <text:p>82</text:p>
          </table:table-cell>
          <table:table-cell table:formula="of:=DEC2BIN([.E136]; 8)" office:value-type="string" office:string-value="10000010">
            <text:p>10000010</text:p>
          </table:table-cell>
          <table:table-cell table:style-name="ce8" table:formula="of:=((840/Rext) * ([.E136]/256))*1000" office:value-type="float" office:value="21.328125">
            <text:p>21.328125</text:p>
          </table:table-cell>
        </table:table-row>
        <table:table-row table:style-name="ro1">
          <table:table-cell table:number-columns-repeated="4"/>
          <table:table-cell office:value-type="float" office:value="131">
            <text:p>131</text:p>
          </table:table-cell>
          <table:table-cell table:formula="of:=DEC2HEX([.E137]; 2)" office:value-type="string" office:string-value="83">
            <text:p>83</text:p>
          </table:table-cell>
          <table:table-cell table:formula="of:=DEC2BIN([.E137]; 8)" office:value-type="string" office:string-value="10000011">
            <text:p>10000011</text:p>
          </table:table-cell>
          <table:table-cell table:style-name="ce8" table:formula="of:=((840/Rext) * ([.E137]/256))*1000" office:value-type="float" office:value="21.4921875">
            <text:p>21.4921875</text:p>
          </table:table-cell>
        </table:table-row>
        <table:table-row table:style-name="ro1">
          <table:table-cell table:number-columns-repeated="4"/>
          <table:table-cell office:value-type="float" office:value="132">
            <text:p>132</text:p>
          </table:table-cell>
          <table:table-cell table:formula="of:=DEC2HEX([.E138]; 2)" office:value-type="string" office:string-value="84">
            <text:p>84</text:p>
          </table:table-cell>
          <table:table-cell table:formula="of:=DEC2BIN([.E138]; 8)" office:value-type="string" office:string-value="10000100">
            <text:p>10000100</text:p>
          </table:table-cell>
          <table:table-cell table:style-name="ce8" table:formula="of:=((840/Rext) * ([.E138]/256))*1000" office:value-type="float" office:value="21.65625">
            <text:p>21.65625</text:p>
          </table:table-cell>
        </table:table-row>
        <table:table-row table:style-name="ro1">
          <table:table-cell table:number-columns-repeated="4"/>
          <table:table-cell office:value-type="float" office:value="133">
            <text:p>133</text:p>
          </table:table-cell>
          <table:table-cell table:formula="of:=DEC2HEX([.E139]; 2)" office:value-type="string" office:string-value="85">
            <text:p>85</text:p>
          </table:table-cell>
          <table:table-cell table:formula="of:=DEC2BIN([.E139]; 8)" office:value-type="string" office:string-value="10000101">
            <text:p>10000101</text:p>
          </table:table-cell>
          <table:table-cell table:style-name="ce8" table:formula="of:=((840/Rext) * ([.E139]/256))*1000" office:value-type="float" office:value="21.8203125">
            <text:p>21.8203125</text:p>
          </table:table-cell>
        </table:table-row>
        <table:table-row table:style-name="ro1">
          <table:table-cell table:number-columns-repeated="4"/>
          <table:table-cell office:value-type="float" office:value="134">
            <text:p>134</text:p>
          </table:table-cell>
          <table:table-cell table:formula="of:=DEC2HEX([.E140]; 2)" office:value-type="string" office:string-value="86">
            <text:p>86</text:p>
          </table:table-cell>
          <table:table-cell table:formula="of:=DEC2BIN([.E140]; 8)" office:value-type="string" office:string-value="10000110">
            <text:p>10000110</text:p>
          </table:table-cell>
          <table:table-cell table:style-name="ce8" table:formula="of:=((840/Rext) * ([.E140]/256))*1000" office:value-type="float" office:value="21.984375">
            <text:p>21.984375</text:p>
          </table:table-cell>
        </table:table-row>
        <table:table-row table:style-name="ro1">
          <table:table-cell table:number-columns-repeated="4"/>
          <table:table-cell office:value-type="float" office:value="135">
            <text:p>135</text:p>
          </table:table-cell>
          <table:table-cell table:formula="of:=DEC2HEX([.E141]; 2)" office:value-type="string" office:string-value="87">
            <text:p>87</text:p>
          </table:table-cell>
          <table:table-cell table:formula="of:=DEC2BIN([.E141]; 8)" office:value-type="string" office:string-value="10000111">
            <text:p>10000111</text:p>
          </table:table-cell>
          <table:table-cell table:style-name="ce8" table:formula="of:=((840/Rext) * ([.E141]/256))*1000" office:value-type="float" office:value="22.1484375">
            <text:p>22.1484375</text:p>
          </table:table-cell>
        </table:table-row>
        <table:table-row table:style-name="ro1">
          <table:table-cell table:number-columns-repeated="4"/>
          <table:table-cell office:value-type="float" office:value="136">
            <text:p>136</text:p>
          </table:table-cell>
          <table:table-cell table:formula="of:=DEC2HEX([.E142]; 2)" office:value-type="string" office:string-value="88">
            <text:p>88</text:p>
          </table:table-cell>
          <table:table-cell table:formula="of:=DEC2BIN([.E142]; 8)" office:value-type="string" office:string-value="10001000">
            <text:p>10001000</text:p>
          </table:table-cell>
          <table:table-cell table:style-name="ce8" table:formula="of:=((840/Rext) * ([.E142]/256))*1000" office:value-type="float" office:value="22.3125">
            <text:p>22.3125</text:p>
          </table:table-cell>
        </table:table-row>
        <table:table-row table:style-name="ro1">
          <table:table-cell table:number-columns-repeated="4"/>
          <table:table-cell office:value-type="float" office:value="137">
            <text:p>137</text:p>
          </table:table-cell>
          <table:table-cell table:formula="of:=DEC2HEX([.E143]; 2)" office:value-type="string" office:string-value="89">
            <text:p>89</text:p>
          </table:table-cell>
          <table:table-cell table:formula="of:=DEC2BIN([.E143]; 8)" office:value-type="string" office:string-value="10001001">
            <text:p>10001001</text:p>
          </table:table-cell>
          <table:table-cell table:style-name="ce8" table:formula="of:=((840/Rext) * ([.E143]/256))*1000" office:value-type="float" office:value="22.4765625">
            <text:p>22.4765625</text:p>
          </table:table-cell>
        </table:table-row>
        <table:table-row table:style-name="ro1">
          <table:table-cell table:number-columns-repeated="4"/>
          <table:table-cell office:value-type="float" office:value="138">
            <text:p>138</text:p>
          </table:table-cell>
          <table:table-cell table:formula="of:=DEC2HEX([.E144]; 2)" office:value-type="string" office:string-value="8A">
            <text:p>8A</text:p>
          </table:table-cell>
          <table:table-cell table:formula="of:=DEC2BIN([.E144]; 8)" office:value-type="string" office:string-value="10001010">
            <text:p>10001010</text:p>
          </table:table-cell>
          <table:table-cell table:style-name="ce8" table:formula="of:=((840/Rext) * ([.E144]/256))*1000" office:value-type="float" office:value="22.640625">
            <text:p>22.640625</text:p>
          </table:table-cell>
        </table:table-row>
        <table:table-row table:style-name="ro1">
          <table:table-cell table:number-columns-repeated="4"/>
          <table:table-cell office:value-type="float" office:value="139">
            <text:p>139</text:p>
          </table:table-cell>
          <table:table-cell table:formula="of:=DEC2HEX([.E145]; 2)" office:value-type="string" office:string-value="8B">
            <text:p>8B</text:p>
          </table:table-cell>
          <table:table-cell table:formula="of:=DEC2BIN([.E145]; 8)" office:value-type="string" office:string-value="10001011">
            <text:p>10001011</text:p>
          </table:table-cell>
          <table:table-cell table:style-name="ce8" table:formula="of:=((840/Rext) * ([.E145]/256))*1000" office:value-type="float" office:value="22.8046875">
            <text:p>22.8046875</text:p>
          </table:table-cell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table:formula="of:=DEC2HEX([.E146]; 2)" office:value-type="string" office:string-value="8C">
            <text:p>8C</text:p>
          </table:table-cell>
          <table:table-cell table:formula="of:=DEC2BIN([.E146]; 8)" office:value-type="string" office:string-value="10001100">
            <text:p>10001100</text:p>
          </table:table-cell>
          <table:table-cell table:style-name="ce8" table:formula="of:=((840/Rext) * ([.E146]/256))*1000" office:value-type="float" office:value="22.96875">
            <text:p>22.96875</text:p>
          </table:table-cell>
        </table:table-row>
        <table:table-row table:style-name="ro1">
          <table:table-cell table:number-columns-repeated="4"/>
          <table:table-cell office:value-type="float" office:value="141">
            <text:p>141</text:p>
          </table:table-cell>
          <table:table-cell table:formula="of:=DEC2HEX([.E147]; 2)" office:value-type="string" office:string-value="8D">
            <text:p>8D</text:p>
          </table:table-cell>
          <table:table-cell table:formula="of:=DEC2BIN([.E147]; 8)" office:value-type="string" office:string-value="10001101">
            <text:p>10001101</text:p>
          </table:table-cell>
          <table:table-cell table:style-name="ce8" table:formula="of:=((840/Rext) * ([.E147]/256))*1000" office:value-type="float" office:value="23.1328125">
            <text:p>23.1328125</text:p>
          </table:table-cell>
        </table:table-row>
        <table:table-row table:style-name="ro1">
          <table:table-cell table:number-columns-repeated="4"/>
          <table:table-cell office:value-type="float" office:value="142">
            <text:p>142</text:p>
          </table:table-cell>
          <table:table-cell table:formula="of:=DEC2HEX([.E148]; 2)" office:value-type="string" office:string-value="8E">
            <text:p>8E</text:p>
          </table:table-cell>
          <table:table-cell table:formula="of:=DEC2BIN([.E148]; 8)" office:value-type="string" office:string-value="10001110">
            <text:p>10001110</text:p>
          </table:table-cell>
          <table:table-cell table:style-name="ce8" table:formula="of:=((840/Rext) * ([.E148]/256))*1000" office:value-type="float" office:value="23.296875">
            <text:p>23.296875</text:p>
          </table:table-cell>
        </table:table-row>
        <table:table-row table:style-name="ro1">
          <table:table-cell table:number-columns-repeated="4"/>
          <table:table-cell office:value-type="float" office:value="143">
            <text:p>143</text:p>
          </table:table-cell>
          <table:table-cell table:formula="of:=DEC2HEX([.E149]; 2)" office:value-type="string" office:string-value="8F">
            <text:p>8F</text:p>
          </table:table-cell>
          <table:table-cell table:formula="of:=DEC2BIN([.E149]; 8)" office:value-type="string" office:string-value="10001111">
            <text:p>10001111</text:p>
          </table:table-cell>
          <table:table-cell table:style-name="ce8" table:formula="of:=((840/Rext) * ([.E149]/256))*1000" office:value-type="float" office:value="23.4609375">
            <text:p>23.4609375</text:p>
          </table:table-cell>
        </table:table-row>
        <table:table-row table:style-name="ro1">
          <table:table-cell table:number-columns-repeated="4"/>
          <table:table-cell office:value-type="float" office:value="144">
            <text:p>144</text:p>
          </table:table-cell>
          <table:table-cell table:formula="of:=DEC2HEX([.E150]; 2)" office:value-type="string" office:string-value="90">
            <text:p>90</text:p>
          </table:table-cell>
          <table:table-cell table:formula="of:=DEC2BIN([.E150]; 8)" office:value-type="string" office:string-value="10010000">
            <text:p>10010000</text:p>
          </table:table-cell>
          <table:table-cell table:style-name="ce8" table:formula="of:=((840/Rext) * ([.E150]/256))*1000" office:value-type="float" office:value="23.625">
            <text:p>23.625</text:p>
          </table:table-cell>
        </table:table-row>
        <table:table-row table:style-name="ro1">
          <table:table-cell table:number-columns-repeated="4"/>
          <table:table-cell office:value-type="float" office:value="145">
            <text:p>145</text:p>
          </table:table-cell>
          <table:table-cell table:formula="of:=DEC2HEX([.E151]; 2)" office:value-type="string" office:string-value="91">
            <text:p>91</text:p>
          </table:table-cell>
          <table:table-cell table:formula="of:=DEC2BIN([.E151]; 8)" office:value-type="string" office:string-value="10010001">
            <text:p>10010001</text:p>
          </table:table-cell>
          <table:table-cell table:style-name="ce8" table:formula="of:=((840/Rext) * ([.E151]/256))*1000" office:value-type="float" office:value="23.7890625">
            <text:p>23.7890625</text:p>
          </table:table-cell>
        </table:table-row>
        <table:table-row table:style-name="ro1">
          <table:table-cell table:number-columns-repeated="4"/>
          <table:table-cell office:value-type="float" office:value="146">
            <text:p>146</text:p>
          </table:table-cell>
          <table:table-cell table:formula="of:=DEC2HEX([.E152]; 2)" office:value-type="string" office:string-value="92">
            <text:p>92</text:p>
          </table:table-cell>
          <table:table-cell table:formula="of:=DEC2BIN([.E152]; 8)" office:value-type="string" office:string-value="10010010">
            <text:p>10010010</text:p>
          </table:table-cell>
          <table:table-cell table:style-name="ce8" table:formula="of:=((840/Rext) * ([.E152]/256))*1000" office:value-type="float" office:value="23.953125">
            <text:p>23.953125</text:p>
          </table:table-cell>
        </table:table-row>
        <table:table-row table:style-name="ro1">
          <table:table-cell table:number-columns-repeated="4"/>
          <table:table-cell office:value-type="float" office:value="147">
            <text:p>147</text:p>
          </table:table-cell>
          <table:table-cell table:formula="of:=DEC2HEX([.E153]; 2)" office:value-type="string" office:string-value="93">
            <text:p>93</text:p>
          </table:table-cell>
          <table:table-cell table:formula="of:=DEC2BIN([.E153]; 8)" office:value-type="string" office:string-value="10010011">
            <text:p>10010011</text:p>
          </table:table-cell>
          <table:table-cell table:style-name="ce8" table:formula="of:=((840/Rext) * ([.E153]/256))*1000" office:value-type="float" office:value="24.1171875">
            <text:p>24.1171875</text:p>
          </table:table-cell>
        </table:table-row>
        <table:table-row table:style-name="ro1">
          <table:table-cell table:number-columns-repeated="4"/>
          <table:table-cell office:value-type="float" office:value="148">
            <text:p>148</text:p>
          </table:table-cell>
          <table:table-cell table:formula="of:=DEC2HEX([.E154]; 2)" office:value-type="string" office:string-value="94">
            <text:p>94</text:p>
          </table:table-cell>
          <table:table-cell table:formula="of:=DEC2BIN([.E154]; 8)" office:value-type="string" office:string-value="10010100">
            <text:p>10010100</text:p>
          </table:table-cell>
          <table:table-cell table:style-name="ce8" table:formula="of:=((840/Rext) * ([.E154]/256))*1000" office:value-type="float" office:value="24.28125">
            <text:p>24.28125</text:p>
          </table:table-cell>
        </table:table-row>
        <table:table-row table:style-name="ro1">
          <table:table-cell table:number-columns-repeated="4"/>
          <table:table-cell office:value-type="float" office:value="149">
            <text:p>149</text:p>
          </table:table-cell>
          <table:table-cell table:formula="of:=DEC2HEX([.E155]; 2)" office:value-type="string" office:string-value="95">
            <text:p>95</text:p>
          </table:table-cell>
          <table:table-cell table:formula="of:=DEC2BIN([.E155]; 8)" office:value-type="string" office:string-value="10010101">
            <text:p>10010101</text:p>
          </table:table-cell>
          <table:table-cell table:style-name="ce8" table:formula="of:=((840/Rext) * ([.E155]/256))*1000" office:value-type="float" office:value="24.4453125">
            <text:p>24.4453125</text:p>
          </table:table-cell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table:formula="of:=DEC2HEX([.E156]; 2)" office:value-type="string" office:string-value="96">
            <text:p>96</text:p>
          </table:table-cell>
          <table:table-cell table:formula="of:=DEC2BIN([.E156]; 8)" office:value-type="string" office:string-value="10010110">
            <text:p>10010110</text:p>
          </table:table-cell>
          <table:table-cell table:style-name="ce8" table:formula="of:=((840/Rext) * ([.E156]/256))*1000" office:value-type="float" office:value="24.609375">
            <text:p>24.609375</text:p>
          </table:table-cell>
        </table:table-row>
        <table:table-row table:style-name="ro1">
          <table:table-cell table:number-columns-repeated="4"/>
          <table:table-cell office:value-type="float" office:value="151">
            <text:p>151</text:p>
          </table:table-cell>
          <table:table-cell table:formula="of:=DEC2HEX([.E157]; 2)" office:value-type="string" office:string-value="97">
            <text:p>97</text:p>
          </table:table-cell>
          <table:table-cell table:formula="of:=DEC2BIN([.E157]; 8)" office:value-type="string" office:string-value="10010111">
            <text:p>10010111</text:p>
          </table:table-cell>
          <table:table-cell table:style-name="ce8" table:formula="of:=((840/Rext) * ([.E157]/256))*1000" office:value-type="float" office:value="24.7734375">
            <text:p>24.7734375</text:p>
          </table:table-cell>
        </table:table-row>
        <table:table-row table:style-name="ro1">
          <table:table-cell table:number-columns-repeated="4"/>
          <table:table-cell office:value-type="float" office:value="152">
            <text:p>152</text:p>
          </table:table-cell>
          <table:table-cell table:formula="of:=DEC2HEX([.E158]; 2)" office:value-type="string" office:string-value="98">
            <text:p>98</text:p>
          </table:table-cell>
          <table:table-cell table:formula="of:=DEC2BIN([.E158]; 8)" office:value-type="string" office:string-value="10011000">
            <text:p>10011000</text:p>
          </table:table-cell>
          <table:table-cell table:style-name="ce8" table:formula="of:=((840/Rext) * ([.E158]/256))*1000" office:value-type="float" office:value="24.9375">
            <text:p>24.9375</text:p>
          </table:table-cell>
        </table:table-row>
        <table:table-row table:style-name="ro1">
          <table:table-cell table:number-columns-repeated="4"/>
          <table:table-cell office:value-type="float" office:value="153">
            <text:p>153</text:p>
          </table:table-cell>
          <table:table-cell table:formula="of:=DEC2HEX([.E159]; 2)" office:value-type="string" office:string-value="99">
            <text:p>99</text:p>
          </table:table-cell>
          <table:table-cell table:formula="of:=DEC2BIN([.E159]; 8)" office:value-type="string" office:string-value="10011001">
            <text:p>10011001</text:p>
          </table:table-cell>
          <table:table-cell table:style-name="ce8" table:formula="of:=((840/Rext) * ([.E159]/256))*1000" office:value-type="float" office:value="25.1015625">
            <text:p>25.1015625</text:p>
          </table:table-cell>
        </table:table-row>
        <table:table-row table:style-name="ro1">
          <table:table-cell table:number-columns-repeated="4"/>
          <table:table-cell office:value-type="float" office:value="154">
            <text:p>154</text:p>
          </table:table-cell>
          <table:table-cell table:formula="of:=DEC2HEX([.E160]; 2)" office:value-type="string" office:string-value="9A">
            <text:p>9A</text:p>
          </table:table-cell>
          <table:table-cell table:formula="of:=DEC2BIN([.E160]; 8)" office:value-type="string" office:string-value="10011010">
            <text:p>10011010</text:p>
          </table:table-cell>
          <table:table-cell table:style-name="ce8" table:formula="of:=((840/Rext) * ([.E160]/256))*1000" office:value-type="float" office:value="25.265625">
            <text:p>25.265625</text:p>
          </table:table-cell>
        </table:table-row>
        <table:table-row table:style-name="ro1">
          <table:table-cell table:number-columns-repeated="4"/>
          <table:table-cell office:value-type="float" office:value="155">
            <text:p>155</text:p>
          </table:table-cell>
          <table:table-cell table:formula="of:=DEC2HEX([.E161]; 2)" office:value-type="string" office:string-value="9B">
            <text:p>9B</text:p>
          </table:table-cell>
          <table:table-cell table:formula="of:=DEC2BIN([.E161]; 8)" office:value-type="string" office:string-value="10011011">
            <text:p>10011011</text:p>
          </table:table-cell>
          <table:table-cell table:style-name="ce8" table:formula="of:=((840/Rext) * ([.E161]/256))*1000" office:value-type="float" office:value="25.4296875">
            <text:p>25.4296875</text:p>
          </table:table-cell>
        </table:table-row>
        <table:table-row table:style-name="ro1">
          <table:table-cell table:number-columns-repeated="4"/>
          <table:table-cell office:value-type="float" office:value="156">
            <text:p>156</text:p>
          </table:table-cell>
          <table:table-cell table:formula="of:=DEC2HEX([.E162]; 2)" office:value-type="string" office:string-value="9C">
            <text:p>9C</text:p>
          </table:table-cell>
          <table:table-cell table:formula="of:=DEC2BIN([.E162]; 8)" office:value-type="string" office:string-value="10011100">
            <text:p>10011100</text:p>
          </table:table-cell>
          <table:table-cell table:style-name="ce8" table:formula="of:=((840/Rext) * ([.E162]/256))*1000" office:value-type="float" office:value="25.59375">
            <text:p>25.59375</text:p>
          </table:table-cell>
        </table:table-row>
        <table:table-row table:style-name="ro1">
          <table:table-cell table:number-columns-repeated="4"/>
          <table:table-cell office:value-type="float" office:value="157">
            <text:p>157</text:p>
          </table:table-cell>
          <table:table-cell table:formula="of:=DEC2HEX([.E163]; 2)" office:value-type="string" office:string-value="9D">
            <text:p>9D</text:p>
          </table:table-cell>
          <table:table-cell table:formula="of:=DEC2BIN([.E163]; 8)" office:value-type="string" office:string-value="10011101">
            <text:p>10011101</text:p>
          </table:table-cell>
          <table:table-cell table:style-name="ce8" table:formula="of:=((840/Rext) * ([.E163]/256))*1000" office:value-type="float" office:value="25.7578125">
            <text:p>25.7578125</text:p>
          </table:table-cell>
        </table:table-row>
        <table:table-row table:style-name="ro1">
          <table:table-cell table:number-columns-repeated="4"/>
          <table:table-cell office:value-type="float" office:value="158">
            <text:p>158</text:p>
          </table:table-cell>
          <table:table-cell table:formula="of:=DEC2HEX([.E164]; 2)" office:value-type="string" office:string-value="9E">
            <text:p>9E</text:p>
          </table:table-cell>
          <table:table-cell table:formula="of:=DEC2BIN([.E164]; 8)" office:value-type="string" office:string-value="10011110">
            <text:p>10011110</text:p>
          </table:table-cell>
          <table:table-cell table:style-name="ce8" table:formula="of:=((840/Rext) * ([.E164]/256))*1000" office:value-type="float" office:value="25.921875">
            <text:p>25.921875</text:p>
          </table:table-cell>
        </table:table-row>
        <table:table-row table:style-name="ro1">
          <table:table-cell table:number-columns-repeated="4"/>
          <table:table-cell office:value-type="float" office:value="159">
            <text:p>159</text:p>
          </table:table-cell>
          <table:table-cell table:formula="of:=DEC2HEX([.E165]; 2)" office:value-type="string" office:string-value="9F">
            <text:p>9F</text:p>
          </table:table-cell>
          <table:table-cell table:formula="of:=DEC2BIN([.E165]; 8)" office:value-type="string" office:string-value="10011111">
            <text:p>10011111</text:p>
          </table:table-cell>
          <table:table-cell table:style-name="ce8" table:formula="of:=((840/Rext) * ([.E165]/256))*1000" office:value-type="float" office:value="26.0859375">
            <text:p>26.0859375</text:p>
          </table:table-cell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table:formula="of:=DEC2HEX([.E166]; 2)" office:value-type="string" office:string-value="A0">
            <text:p>A0</text:p>
          </table:table-cell>
          <table:table-cell table:formula="of:=DEC2BIN([.E166]; 8)" office:value-type="string" office:string-value="10100000">
            <text:p>10100000</text:p>
          </table:table-cell>
          <table:table-cell table:style-name="ce8" table:formula="of:=((840/Rext) * ([.E166]/256))*1000" office:value-type="float" office:value="26.25">
            <text:p>26.25</text:p>
          </table:table-cell>
        </table:table-row>
        <table:table-row table:style-name="ro1">
          <table:table-cell table:number-columns-repeated="4"/>
          <table:table-cell office:value-type="float" office:value="161">
            <text:p>161</text:p>
          </table:table-cell>
          <table:table-cell table:formula="of:=DEC2HEX([.E167]; 2)" office:value-type="string" office:string-value="A1">
            <text:p>A1</text:p>
          </table:table-cell>
          <table:table-cell table:formula="of:=DEC2BIN([.E167]; 8)" office:value-type="string" office:string-value="10100001">
            <text:p>10100001</text:p>
          </table:table-cell>
          <table:table-cell table:style-name="ce8" table:formula="of:=((840/Rext) * ([.E167]/256))*1000" office:value-type="float" office:value="26.4140625">
            <text:p>26.4140625</text:p>
          </table:table-cell>
        </table:table-row>
        <table:table-row table:style-name="ro1">
          <table:table-cell table:number-columns-repeated="4"/>
          <table:table-cell office:value-type="float" office:value="162">
            <text:p>162</text:p>
          </table:table-cell>
          <table:table-cell table:formula="of:=DEC2HEX([.E168]; 2)" office:value-type="string" office:string-value="A2">
            <text:p>A2</text:p>
          </table:table-cell>
          <table:table-cell table:formula="of:=DEC2BIN([.E168]; 8)" office:value-type="string" office:string-value="10100010">
            <text:p>10100010</text:p>
          </table:table-cell>
          <table:table-cell table:style-name="ce8" table:formula="of:=((840/Rext) * ([.E168]/256))*1000" office:value-type="float" office:value="26.578125">
            <text:p>26.578125</text:p>
          </table:table-cell>
        </table:table-row>
        <table:table-row table:style-name="ro1">
          <table:table-cell table:number-columns-repeated="4"/>
          <table:table-cell office:value-type="float" office:value="163">
            <text:p>163</text:p>
          </table:table-cell>
          <table:table-cell table:formula="of:=DEC2HEX([.E169]; 2)" office:value-type="string" office:string-value="A3">
            <text:p>A3</text:p>
          </table:table-cell>
          <table:table-cell table:formula="of:=DEC2BIN([.E169]; 8)" office:value-type="string" office:string-value="10100011">
            <text:p>10100011</text:p>
          </table:table-cell>
          <table:table-cell table:style-name="ce8" table:formula="of:=((840/Rext) * ([.E169]/256))*1000" office:value-type="float" office:value="26.7421875">
            <text:p>26.7421875</text:p>
          </table:table-cell>
        </table:table-row>
        <table:table-row table:style-name="ro1">
          <table:table-cell table:number-columns-repeated="4"/>
          <table:table-cell office:value-type="float" office:value="164">
            <text:p>164</text:p>
          </table:table-cell>
          <table:table-cell table:formula="of:=DEC2HEX([.E170]; 2)" office:value-type="string" office:string-value="A4">
            <text:p>A4</text:p>
          </table:table-cell>
          <table:table-cell table:formula="of:=DEC2BIN([.E170]; 8)" office:value-type="string" office:string-value="10100100">
            <text:p>10100100</text:p>
          </table:table-cell>
          <table:table-cell table:style-name="ce8" table:formula="of:=((840/Rext) * ([.E170]/256))*1000" office:value-type="float" office:value="26.90625">
            <text:p>26.90625</text:p>
          </table:table-cell>
        </table:table-row>
        <table:table-row table:style-name="ro1">
          <table:table-cell table:number-columns-repeated="4"/>
          <table:table-cell office:value-type="float" office:value="165">
            <text:p>165</text:p>
          </table:table-cell>
          <table:table-cell table:formula="of:=DEC2HEX([.E171]; 2)" office:value-type="string" office:string-value="A5">
            <text:p>A5</text:p>
          </table:table-cell>
          <table:table-cell table:formula="of:=DEC2BIN([.E171]; 8)" office:value-type="string" office:string-value="10100101">
            <text:p>10100101</text:p>
          </table:table-cell>
          <table:table-cell table:style-name="ce8" table:formula="of:=((840/Rext) * ([.E171]/256))*1000" office:value-type="float" office:value="27.0703125">
            <text:p>27.0703125</text:p>
          </table:table-cell>
        </table:table-row>
        <table:table-row table:style-name="ro1">
          <table:table-cell table:number-columns-repeated="4"/>
          <table:table-cell office:value-type="float" office:value="166">
            <text:p>166</text:p>
          </table:table-cell>
          <table:table-cell table:formula="of:=DEC2HEX([.E172]; 2)" office:value-type="string" office:string-value="A6">
            <text:p>A6</text:p>
          </table:table-cell>
          <table:table-cell table:formula="of:=DEC2BIN([.E172]; 8)" office:value-type="string" office:string-value="10100110">
            <text:p>10100110</text:p>
          </table:table-cell>
          <table:table-cell table:style-name="ce8" table:formula="of:=((840/Rext) * ([.E172]/256))*1000" office:value-type="float" office:value="27.234375">
            <text:p>27.234375</text:p>
          </table:table-cell>
        </table:table-row>
        <table:table-row table:style-name="ro1">
          <table:table-cell table:number-columns-repeated="4"/>
          <table:table-cell office:value-type="float" office:value="167">
            <text:p>167</text:p>
          </table:table-cell>
          <table:table-cell table:formula="of:=DEC2HEX([.E173]; 2)" office:value-type="string" office:string-value="A7">
            <text:p>A7</text:p>
          </table:table-cell>
          <table:table-cell table:formula="of:=DEC2BIN([.E173]; 8)" office:value-type="string" office:string-value="10100111">
            <text:p>10100111</text:p>
          </table:table-cell>
          <table:table-cell table:style-name="ce8" table:formula="of:=((840/Rext) * ([.E173]/256))*1000" office:value-type="float" office:value="27.3984375">
            <text:p>27.3984375</text:p>
          </table:table-cell>
        </table:table-row>
        <table:table-row table:style-name="ro1">
          <table:table-cell table:number-columns-repeated="4"/>
          <table:table-cell office:value-type="float" office:value="168">
            <text:p>168</text:p>
          </table:table-cell>
          <table:table-cell table:formula="of:=DEC2HEX([.E174]; 2)" office:value-type="string" office:string-value="A8">
            <text:p>A8</text:p>
          </table:table-cell>
          <table:table-cell table:formula="of:=DEC2BIN([.E174]; 8)" office:value-type="string" office:string-value="10101000">
            <text:p>10101000</text:p>
          </table:table-cell>
          <table:table-cell table:style-name="ce8" table:formula="of:=((840/Rext) * ([.E174]/256))*1000" office:value-type="float" office:value="27.5625">
            <text:p>27.5625</text:p>
          </table:table-cell>
        </table:table-row>
        <table:table-row table:style-name="ro1">
          <table:table-cell table:number-columns-repeated="4"/>
          <table:table-cell office:value-type="float" office:value="169">
            <text:p>169</text:p>
          </table:table-cell>
          <table:table-cell table:formula="of:=DEC2HEX([.E175]; 2)" office:value-type="string" office:string-value="A9">
            <text:p>A9</text:p>
          </table:table-cell>
          <table:table-cell table:formula="of:=DEC2BIN([.E175]; 8)" office:value-type="string" office:string-value="10101001">
            <text:p>10101001</text:p>
          </table:table-cell>
          <table:table-cell table:style-name="ce8" table:formula="of:=((840/Rext) * ([.E175]/256))*1000" office:value-type="float" office:value="27.7265625">
            <text:p>27.7265625</text:p>
          </table:table-cell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table:formula="of:=DEC2HEX([.E176]; 2)" office:value-type="string" office:string-value="AA">
            <text:p>AA</text:p>
          </table:table-cell>
          <table:table-cell table:formula="of:=DEC2BIN([.E176]; 8)" office:value-type="string" office:string-value="10101010">
            <text:p>10101010</text:p>
          </table:table-cell>
          <table:table-cell table:style-name="ce8" table:formula="of:=((840/Rext) * ([.E176]/256))*1000" office:value-type="float" office:value="27.890625">
            <text:p>27.890625</text:p>
          </table:table-cell>
        </table:table-row>
        <table:table-row table:style-name="ro1">
          <table:table-cell table:number-columns-repeated="4"/>
          <table:table-cell office:value-type="float" office:value="171">
            <text:p>171</text:p>
          </table:table-cell>
          <table:table-cell table:formula="of:=DEC2HEX([.E177]; 2)" office:value-type="string" office:string-value="AB">
            <text:p>AB</text:p>
          </table:table-cell>
          <table:table-cell table:formula="of:=DEC2BIN([.E177]; 8)" office:value-type="string" office:string-value="10101011">
            <text:p>10101011</text:p>
          </table:table-cell>
          <table:table-cell table:style-name="ce8" table:formula="of:=((840/Rext) * ([.E177]/256))*1000" office:value-type="float" office:value="28.0546875">
            <text:p>28.0546875</text:p>
          </table:table-cell>
        </table:table-row>
        <table:table-row table:style-name="ro1">
          <table:table-cell table:number-columns-repeated="4"/>
          <table:table-cell office:value-type="float" office:value="172">
            <text:p>172</text:p>
          </table:table-cell>
          <table:table-cell table:formula="of:=DEC2HEX([.E178]; 2)" office:value-type="string" office:string-value="AC">
            <text:p>AC</text:p>
          </table:table-cell>
          <table:table-cell table:formula="of:=DEC2BIN([.E178]; 8)" office:value-type="string" office:string-value="10101100">
            <text:p>10101100</text:p>
          </table:table-cell>
          <table:table-cell table:style-name="ce8" table:formula="of:=((840/Rext) * ([.E178]/256))*1000" office:value-type="float" office:value="28.21875">
            <text:p>28.21875</text:p>
          </table:table-cell>
        </table:table-row>
        <table:table-row table:style-name="ro1">
          <table:table-cell table:number-columns-repeated="4"/>
          <table:table-cell office:value-type="float" office:value="173">
            <text:p>173</text:p>
          </table:table-cell>
          <table:table-cell table:formula="of:=DEC2HEX([.E179]; 2)" office:value-type="string" office:string-value="AD">
            <text:p>AD</text:p>
          </table:table-cell>
          <table:table-cell table:formula="of:=DEC2BIN([.E179]; 8)" office:value-type="string" office:string-value="10101101">
            <text:p>10101101</text:p>
          </table:table-cell>
          <table:table-cell table:style-name="ce8" table:formula="of:=((840/Rext) * ([.E179]/256))*1000" office:value-type="float" office:value="28.3828125">
            <text:p>28.3828125</text:p>
          </table:table-cell>
        </table:table-row>
        <table:table-row table:style-name="ro1">
          <table:table-cell table:number-columns-repeated="4"/>
          <table:table-cell office:value-type="float" office:value="174">
            <text:p>174</text:p>
          </table:table-cell>
          <table:table-cell table:formula="of:=DEC2HEX([.E180]; 2)" office:value-type="string" office:string-value="AE">
            <text:p>AE</text:p>
          </table:table-cell>
          <table:table-cell table:formula="of:=DEC2BIN([.E180]; 8)" office:value-type="string" office:string-value="10101110">
            <text:p>10101110</text:p>
          </table:table-cell>
          <table:table-cell table:style-name="ce8" table:formula="of:=((840/Rext) * ([.E180]/256))*1000" office:value-type="float" office:value="28.546875">
            <text:p>28.546875</text:p>
          </table:table-cell>
        </table:table-row>
        <table:table-row table:style-name="ro1">
          <table:table-cell table:number-columns-repeated="4"/>
          <table:table-cell office:value-type="float" office:value="175">
            <text:p>175</text:p>
          </table:table-cell>
          <table:table-cell table:formula="of:=DEC2HEX([.E181]; 2)" office:value-type="string" office:string-value="AF">
            <text:p>AF</text:p>
          </table:table-cell>
          <table:table-cell table:formula="of:=DEC2BIN([.E181]; 8)" office:value-type="string" office:string-value="10101111">
            <text:p>10101111</text:p>
          </table:table-cell>
          <table:table-cell table:style-name="ce8" table:formula="of:=((840/Rext) * ([.E181]/256))*1000" office:value-type="float" office:value="28.7109375">
            <text:p>28.7109375</text:p>
          </table:table-cell>
        </table:table-row>
        <table:table-row table:style-name="ro1">
          <table:table-cell table:number-columns-repeated="4"/>
          <table:table-cell office:value-type="float" office:value="176">
            <text:p>176</text:p>
          </table:table-cell>
          <table:table-cell table:formula="of:=DEC2HEX([.E182]; 2)" office:value-type="string" office:string-value="B0">
            <text:p>B0</text:p>
          </table:table-cell>
          <table:table-cell table:formula="of:=DEC2BIN([.E182]; 8)" office:value-type="string" office:string-value="10110000">
            <text:p>10110000</text:p>
          </table:table-cell>
          <table:table-cell table:style-name="ce8" table:formula="of:=((840/Rext) * ([.E182]/256))*1000" office:value-type="float" office:value="28.875">
            <text:p>28.875</text:p>
          </table:table-cell>
        </table:table-row>
        <table:table-row table:style-name="ro1">
          <table:table-cell table:number-columns-repeated="4"/>
          <table:table-cell office:value-type="float" office:value="177">
            <text:p>177</text:p>
          </table:table-cell>
          <table:table-cell table:formula="of:=DEC2HEX([.E183]; 2)" office:value-type="string" office:string-value="B1">
            <text:p>B1</text:p>
          </table:table-cell>
          <table:table-cell table:formula="of:=DEC2BIN([.E183]; 8)" office:value-type="string" office:string-value="10110001">
            <text:p>10110001</text:p>
          </table:table-cell>
          <table:table-cell table:style-name="ce8" table:formula="of:=((840/Rext) * ([.E183]/256))*1000" office:value-type="float" office:value="29.0390625">
            <text:p>29.0390625</text:p>
          </table:table-cell>
        </table:table-row>
        <table:table-row table:style-name="ro1">
          <table:table-cell table:number-columns-repeated="4"/>
          <table:table-cell office:value-type="float" office:value="178">
            <text:p>178</text:p>
          </table:table-cell>
          <table:table-cell table:formula="of:=DEC2HEX([.E184]; 2)" office:value-type="string" office:string-value="B2">
            <text:p>B2</text:p>
          </table:table-cell>
          <table:table-cell table:formula="of:=DEC2BIN([.E184]; 8)" office:value-type="string" office:string-value="10110010">
            <text:p>10110010</text:p>
          </table:table-cell>
          <table:table-cell table:style-name="ce8" table:formula="of:=((840/Rext) * ([.E184]/256))*1000" office:value-type="float" office:value="29.203125">
            <text:p>29.203125</text:p>
          </table:table-cell>
        </table:table-row>
        <table:table-row table:style-name="ro1">
          <table:table-cell table:number-columns-repeated="4"/>
          <table:table-cell office:value-type="float" office:value="179">
            <text:p>179</text:p>
          </table:table-cell>
          <table:table-cell table:formula="of:=DEC2HEX([.E185]; 2)" office:value-type="string" office:string-value="B3">
            <text:p>B3</text:p>
          </table:table-cell>
          <table:table-cell table:formula="of:=DEC2BIN([.E185]; 8)" office:value-type="string" office:string-value="10110011">
            <text:p>10110011</text:p>
          </table:table-cell>
          <table:table-cell table:style-name="ce8" table:formula="of:=((840/Rext) * ([.E185]/256))*1000" office:value-type="float" office:value="29.3671875">
            <text:p>29.3671875</text:p>
          </table:table-cell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table:formula="of:=DEC2HEX([.E186]; 2)" office:value-type="string" office:string-value="B4">
            <text:p>B4</text:p>
          </table:table-cell>
          <table:table-cell table:formula="of:=DEC2BIN([.E186]; 8)" office:value-type="string" office:string-value="10110100">
            <text:p>10110100</text:p>
          </table:table-cell>
          <table:table-cell table:style-name="ce8" table:formula="of:=((840/Rext) * ([.E186]/256))*1000" office:value-type="float" office:value="29.53125">
            <text:p>29.53125</text:p>
          </table:table-cell>
        </table:table-row>
        <table:table-row table:style-name="ro3">
          <table:table-cell table:number-columns-repeated="3"/>
          <table:table-cell table:style-name="ce3" office:value-type="string">
            <text:p>Datasheet sample</text:p>
          </table:table-cell>
          <table:table-cell table:style-name="ce5" office:value-type="float" office:value="181">
            <text:p>181</text:p>
          </table:table-cell>
          <table:table-cell table:style-name="ce7" table:formula="of:=DEC2HEX([.E187]; 2)" office:value-type="string" office:string-value="B5">
            <text:p>B5</text:p>
          </table:table-cell>
          <table:table-cell table:style-name="ce7" table:formula="of:=DEC2BIN([.E187]; 8)" office:value-type="string" office:string-value="10110101">
            <text:p>10110101</text:p>
          </table:table-cell>
          <table:table-cell table:style-name="ce9" table:formula="of:=((840/Rext) * ([.E187]/256))*1000" office:value-type="float" office:value="29.6953125">
            <text:p>29.6953125</text:p>
          </table:table-cell>
        </table:table-row>
        <table:table-row table:style-name="ro1">
          <table:table-cell table:number-columns-repeated="4"/>
          <table:table-cell office:value-type="float" office:value="182">
            <text:p>182</text:p>
          </table:table-cell>
          <table:table-cell table:formula="of:=DEC2HEX([.E188]; 2)" office:value-type="string" office:string-value="B6">
            <text:p>B6</text:p>
          </table:table-cell>
          <table:table-cell table:formula="of:=DEC2BIN([.E188]; 8)" office:value-type="string" office:string-value="10110110">
            <text:p>10110110</text:p>
          </table:table-cell>
          <table:table-cell table:style-name="ce8" table:formula="of:=((840/Rext) * ([.E188]/256))*1000" office:value-type="float" office:value="29.859375">
            <text:p>29.859375</text:p>
          </table:table-cell>
        </table:table-row>
        <table:table-row table:style-name="ro1">
          <table:table-cell table:number-columns-repeated="4"/>
          <table:table-cell office:value-type="float" office:value="183">
            <text:p>183</text:p>
          </table:table-cell>
          <table:table-cell table:formula="of:=DEC2HEX([.E189]; 2)" office:value-type="string" office:string-value="B7">
            <text:p>B7</text:p>
          </table:table-cell>
          <table:table-cell table:formula="of:=DEC2BIN([.E189]; 8)" office:value-type="string" office:string-value="10110111">
            <text:p>10110111</text:p>
          </table:table-cell>
          <table:table-cell table:style-name="ce8" table:formula="of:=((840/Rext) * ([.E189]/256))*1000" office:value-type="float" office:value="30.0234375">
            <text:p>30.0234375</text:p>
          </table:table-cell>
        </table:table-row>
        <table:table-row table:style-name="ro1">
          <table:table-cell table:number-columns-repeated="4"/>
          <table:table-cell office:value-type="float" office:value="184">
            <text:p>184</text:p>
          </table:table-cell>
          <table:table-cell table:formula="of:=DEC2HEX([.E190]; 2)" office:value-type="string" office:string-value="B8">
            <text:p>B8</text:p>
          </table:table-cell>
          <table:table-cell table:formula="of:=DEC2BIN([.E190]; 8)" office:value-type="string" office:string-value="10111000">
            <text:p>10111000</text:p>
          </table:table-cell>
          <table:table-cell table:style-name="ce8" table:formula="of:=((840/Rext) * ([.E190]/256))*1000" office:value-type="float" office:value="30.1875">
            <text:p>30.1875</text:p>
          </table:table-cell>
        </table:table-row>
        <table:table-row table:style-name="ro1">
          <table:table-cell table:number-columns-repeated="4"/>
          <table:table-cell office:value-type="float" office:value="185">
            <text:p>185</text:p>
          </table:table-cell>
          <table:table-cell table:formula="of:=DEC2HEX([.E191]; 2)" office:value-type="string" office:string-value="B9">
            <text:p>B9</text:p>
          </table:table-cell>
          <table:table-cell table:formula="of:=DEC2BIN([.E191]; 8)" office:value-type="string" office:string-value="10111001">
            <text:p>10111001</text:p>
          </table:table-cell>
          <table:table-cell table:style-name="ce8" table:formula="of:=((840/Rext) * ([.E191]/256))*1000" office:value-type="float" office:value="30.3515625">
            <text:p>30.3515625</text:p>
          </table:table-cell>
        </table:table-row>
        <table:table-row table:style-name="ro1">
          <table:table-cell table:number-columns-repeated="4"/>
          <table:table-cell office:value-type="float" office:value="186">
            <text:p>186</text:p>
          </table:table-cell>
          <table:table-cell table:formula="of:=DEC2HEX([.E192]; 2)" office:value-type="string" office:string-value="BA">
            <text:p>BA</text:p>
          </table:table-cell>
          <table:table-cell table:formula="of:=DEC2BIN([.E192]; 8)" office:value-type="string" office:string-value="10111010">
            <text:p>10111010</text:p>
          </table:table-cell>
          <table:table-cell table:style-name="ce8" table:formula="of:=((840/Rext) * ([.E192]/256))*1000" office:value-type="float" office:value="30.515625">
            <text:p>30.515625</text:p>
          </table:table-cell>
        </table:table-row>
        <table:table-row table:style-name="ro1">
          <table:table-cell table:number-columns-repeated="4"/>
          <table:table-cell office:value-type="float" office:value="187">
            <text:p>187</text:p>
          </table:table-cell>
          <table:table-cell table:formula="of:=DEC2HEX([.E193]; 2)" office:value-type="string" office:string-value="BB">
            <text:p>BB</text:p>
          </table:table-cell>
          <table:table-cell table:formula="of:=DEC2BIN([.E193]; 8)" office:value-type="string" office:string-value="10111011">
            <text:p>10111011</text:p>
          </table:table-cell>
          <table:table-cell table:style-name="ce8" table:formula="of:=((840/Rext) * ([.E193]/256))*1000" office:value-type="float" office:value="30.6796875">
            <text:p>30.6796875</text:p>
          </table:table-cell>
        </table:table-row>
        <table:table-row table:style-name="ro1">
          <table:table-cell table:number-columns-repeated="4"/>
          <table:table-cell office:value-type="float" office:value="188">
            <text:p>188</text:p>
          </table:table-cell>
          <table:table-cell table:formula="of:=DEC2HEX([.E194]; 2)" office:value-type="string" office:string-value="BC">
            <text:p>BC</text:p>
          </table:table-cell>
          <table:table-cell table:formula="of:=DEC2BIN([.E194]; 8)" office:value-type="string" office:string-value="10111100">
            <text:p>10111100</text:p>
          </table:table-cell>
          <table:table-cell table:style-name="ce8" table:formula="of:=((840/Rext) * ([.E194]/256))*1000" office:value-type="float" office:value="30.84375">
            <text:p>30.84375</text:p>
          </table:table-cell>
        </table:table-row>
        <table:table-row table:style-name="ro1">
          <table:table-cell table:number-columns-repeated="4"/>
          <table:table-cell office:value-type="float" office:value="189">
            <text:p>189</text:p>
          </table:table-cell>
          <table:table-cell table:formula="of:=DEC2HEX([.E195]; 2)" office:value-type="string" office:string-value="BD">
            <text:p>BD</text:p>
          </table:table-cell>
          <table:table-cell table:formula="of:=DEC2BIN([.E195]; 8)" office:value-type="string" office:string-value="10111101">
            <text:p>10111101</text:p>
          </table:table-cell>
          <table:table-cell table:style-name="ce8" table:formula="of:=((840/Rext) * ([.E195]/256))*1000" office:value-type="float" office:value="31.0078125">
            <text:p>31.0078125</text:p>
          </table:table-cell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table:formula="of:=DEC2HEX([.E196]; 2)" office:value-type="string" office:string-value="BE">
            <text:p>BE</text:p>
          </table:table-cell>
          <table:table-cell table:formula="of:=DEC2BIN([.E196]; 8)" office:value-type="string" office:string-value="10111110">
            <text:p>10111110</text:p>
          </table:table-cell>
          <table:table-cell table:style-name="ce8" table:formula="of:=((840/Rext) * ([.E196]/256))*1000" office:value-type="float" office:value="31.171875">
            <text:p>31.171875</text:p>
          </table:table-cell>
        </table:table-row>
        <table:table-row table:style-name="ro1">
          <table:table-cell table:number-columns-repeated="4"/>
          <table:table-cell office:value-type="float" office:value="191">
            <text:p>191</text:p>
          </table:table-cell>
          <table:table-cell table:formula="of:=DEC2HEX([.E197]; 2)" office:value-type="string" office:string-value="BF">
            <text:p>BF</text:p>
          </table:table-cell>
          <table:table-cell table:formula="of:=DEC2BIN([.E197]; 8)" office:value-type="string" office:string-value="10111111">
            <text:p>10111111</text:p>
          </table:table-cell>
          <table:table-cell table:style-name="ce8" table:formula="of:=((840/Rext) * ([.E197]/256))*1000" office:value-type="float" office:value="31.3359375">
            <text:p>31.3359375</text:p>
          </table:table-cell>
        </table:table-row>
        <table:table-row table:style-name="ro1">
          <table:table-cell table:number-columns-repeated="4"/>
          <table:table-cell office:value-type="float" office:value="192">
            <text:p>192</text:p>
          </table:table-cell>
          <table:table-cell table:formula="of:=DEC2HEX([.E198]; 2)" office:value-type="string" office:string-value="C0">
            <text:p>C0</text:p>
          </table:table-cell>
          <table:table-cell table:formula="of:=DEC2BIN([.E198]; 8)" office:value-type="string" office:string-value="11000000">
            <text:p>11000000</text:p>
          </table:table-cell>
          <table:table-cell table:style-name="ce8" table:formula="of:=((840/Rext) * ([.E198]/256))*1000" office:value-type="float" office:value="31.5">
            <text:p>31.5</text:p>
          </table:table-cell>
        </table:table-row>
        <table:table-row table:style-name="ro1">
          <table:table-cell table:number-columns-repeated="4"/>
          <table:table-cell office:value-type="float" office:value="193">
            <text:p>193</text:p>
          </table:table-cell>
          <table:table-cell table:formula="of:=DEC2HEX([.E199]; 2)" office:value-type="string" office:string-value="C1">
            <text:p>C1</text:p>
          </table:table-cell>
          <table:table-cell table:formula="of:=DEC2BIN([.E199]; 8)" office:value-type="string" office:string-value="11000001">
            <text:p>11000001</text:p>
          </table:table-cell>
          <table:table-cell table:style-name="ce8" table:formula="of:=((840/Rext) * ([.E199]/256))*1000" office:value-type="float" office:value="31.6640625">
            <text:p>31.6640625</text:p>
          </table:table-cell>
        </table:table-row>
        <table:table-row table:style-name="ro1">
          <table:table-cell table:number-columns-repeated="4"/>
          <table:table-cell office:value-type="float" office:value="194">
            <text:p>194</text:p>
          </table:table-cell>
          <table:table-cell table:formula="of:=DEC2HEX([.E200]; 2)" office:value-type="string" office:string-value="C2">
            <text:p>C2</text:p>
          </table:table-cell>
          <table:table-cell table:formula="of:=DEC2BIN([.E200]; 8)" office:value-type="string" office:string-value="11000010">
            <text:p>11000010</text:p>
          </table:table-cell>
          <table:table-cell table:style-name="ce8" table:formula="of:=((840/Rext) * ([.E200]/256))*1000" office:value-type="float" office:value="31.828125">
            <text:p>31.828125</text:p>
          </table:table-cell>
        </table:table-row>
        <table:table-row table:style-name="ro1">
          <table:table-cell table:number-columns-repeated="4"/>
          <table:table-cell office:value-type="float" office:value="195">
            <text:p>195</text:p>
          </table:table-cell>
          <table:table-cell table:formula="of:=DEC2HEX([.E201]; 2)" office:value-type="string" office:string-value="C3">
            <text:p>C3</text:p>
          </table:table-cell>
          <table:table-cell table:formula="of:=DEC2BIN([.E201]; 8)" office:value-type="string" office:string-value="11000011">
            <text:p>11000011</text:p>
          </table:table-cell>
          <table:table-cell table:style-name="ce8" table:formula="of:=((840/Rext) * ([.E201]/256))*1000" office:value-type="float" office:value="31.9921875">
            <text:p>31.9921875</text:p>
          </table:table-cell>
        </table:table-row>
        <table:table-row table:style-name="ro1">
          <table:table-cell table:number-columns-repeated="4"/>
          <table:table-cell office:value-type="float" office:value="196">
            <text:p>196</text:p>
          </table:table-cell>
          <table:table-cell table:formula="of:=DEC2HEX([.E202]; 2)" office:value-type="string" office:string-value="C4">
            <text:p>C4</text:p>
          </table:table-cell>
          <table:table-cell table:formula="of:=DEC2BIN([.E202]; 8)" office:value-type="string" office:string-value="11000100">
            <text:p>11000100</text:p>
          </table:table-cell>
          <table:table-cell table:style-name="ce8" table:formula="of:=((840/Rext) * ([.E202]/256))*1000" office:value-type="float" office:value="32.15625">
            <text:p>32.15625</text:p>
          </table:table-cell>
        </table:table-row>
        <table:table-row table:style-name="ro1">
          <table:table-cell table:number-columns-repeated="4"/>
          <table:table-cell office:value-type="float" office:value="197">
            <text:p>197</text:p>
          </table:table-cell>
          <table:table-cell table:formula="of:=DEC2HEX([.E203]; 2)" office:value-type="string" office:string-value="C5">
            <text:p>C5</text:p>
          </table:table-cell>
          <table:table-cell table:formula="of:=DEC2BIN([.E203]; 8)" office:value-type="string" office:string-value="11000101">
            <text:p>11000101</text:p>
          </table:table-cell>
          <table:table-cell table:style-name="ce8" table:formula="of:=((840/Rext) * ([.E203]/256))*1000" office:value-type="float" office:value="32.3203125">
            <text:p>32.3203125</text:p>
          </table:table-cell>
        </table:table-row>
        <table:table-row table:style-name="ro1">
          <table:table-cell table:number-columns-repeated="4"/>
          <table:table-cell office:value-type="float" office:value="198">
            <text:p>198</text:p>
          </table:table-cell>
          <table:table-cell table:formula="of:=DEC2HEX([.E204]; 2)" office:value-type="string" office:string-value="C6">
            <text:p>C6</text:p>
          </table:table-cell>
          <table:table-cell table:formula="of:=DEC2BIN([.E204]; 8)" office:value-type="string" office:string-value="11000110">
            <text:p>11000110</text:p>
          </table:table-cell>
          <table:table-cell table:style-name="ce8" table:formula="of:=((840/Rext) * ([.E204]/256))*1000" office:value-type="float" office:value="32.484375">
            <text:p>32.484375</text:p>
          </table:table-cell>
        </table:table-row>
        <table:table-row table:style-name="ro1">
          <table:table-cell table:number-columns-repeated="4"/>
          <table:table-cell office:value-type="float" office:value="199">
            <text:p>199</text:p>
          </table:table-cell>
          <table:table-cell table:formula="of:=DEC2HEX([.E205]; 2)" office:value-type="string" office:string-value="C7">
            <text:p>C7</text:p>
          </table:table-cell>
          <table:table-cell table:formula="of:=DEC2BIN([.E205]; 8)" office:value-type="string" office:string-value="11000111">
            <text:p>11000111</text:p>
          </table:table-cell>
          <table:table-cell table:style-name="ce8" table:formula="of:=((840/Rext) * ([.E205]/256))*1000" office:value-type="float" office:value="32.6484375">
            <text:p>32.6484375</text:p>
          </table:table-cell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table:formula="of:=DEC2HEX([.E206]; 2)" office:value-type="string" office:string-value="C8">
            <text:p>C8</text:p>
          </table:table-cell>
          <table:table-cell table:formula="of:=DEC2BIN([.E206]; 8)" office:value-type="string" office:string-value="11001000">
            <text:p>11001000</text:p>
          </table:table-cell>
          <table:table-cell table:style-name="ce8" table:formula="of:=((840/Rext) * ([.E206]/256))*1000" office:value-type="float" office:value="32.8125">
            <text:p>32.8125</text:p>
          </table:table-cell>
        </table:table-row>
        <table:table-row table:style-name="ro1">
          <table:table-cell table:number-columns-repeated="4"/>
          <table:table-cell office:value-type="float" office:value="201">
            <text:p>201</text:p>
          </table:table-cell>
          <table:table-cell table:formula="of:=DEC2HEX([.E207]; 2)" office:value-type="string" office:string-value="C9">
            <text:p>C9</text:p>
          </table:table-cell>
          <table:table-cell table:formula="of:=DEC2BIN([.E207]; 8)" office:value-type="string" office:string-value="11001001">
            <text:p>11001001</text:p>
          </table:table-cell>
          <table:table-cell table:style-name="ce8" table:formula="of:=((840/Rext) * ([.E207]/256))*1000" office:value-type="float" office:value="32.9765625">
            <text:p>32.9765625</text:p>
          </table:table-cell>
        </table:table-row>
        <table:table-row table:style-name="ro1">
          <table:table-cell table:number-columns-repeated="4"/>
          <table:table-cell office:value-type="float" office:value="202">
            <text:p>202</text:p>
          </table:table-cell>
          <table:table-cell table:formula="of:=DEC2HEX([.E208]; 2)" office:value-type="string" office:string-value="CA">
            <text:p>CA</text:p>
          </table:table-cell>
          <table:table-cell table:formula="of:=DEC2BIN([.E208]; 8)" office:value-type="string" office:string-value="11001010">
            <text:p>11001010</text:p>
          </table:table-cell>
          <table:table-cell table:style-name="ce8" table:formula="of:=((840/Rext) * ([.E208]/256))*1000" office:value-type="float" office:value="33.140625">
            <text:p>33.140625</text:p>
          </table:table-cell>
        </table:table-row>
        <table:table-row table:style-name="ro1">
          <table:table-cell table:number-columns-repeated="4"/>
          <table:table-cell office:value-type="float" office:value="203">
            <text:p>203</text:p>
          </table:table-cell>
          <table:table-cell table:formula="of:=DEC2HEX([.E209]; 2)" office:value-type="string" office:string-value="CB">
            <text:p>CB</text:p>
          </table:table-cell>
          <table:table-cell table:formula="of:=DEC2BIN([.E209]; 8)" office:value-type="string" office:string-value="11001011">
            <text:p>11001011</text:p>
          </table:table-cell>
          <table:table-cell table:style-name="ce8" table:formula="of:=((840/Rext) * ([.E209]/256))*1000" office:value-type="float" office:value="33.3046875">
            <text:p>33.3046875</text:p>
          </table:table-cell>
        </table:table-row>
        <table:table-row table:style-name="ro1">
          <table:table-cell table:number-columns-repeated="4"/>
          <table:table-cell office:value-type="float" office:value="204">
            <text:p>204</text:p>
          </table:table-cell>
          <table:table-cell table:formula="of:=DEC2HEX([.E210]; 2)" office:value-type="string" office:string-value="CC">
            <text:p>CC</text:p>
          </table:table-cell>
          <table:table-cell table:formula="of:=DEC2BIN([.E210]; 8)" office:value-type="string" office:string-value="11001100">
            <text:p>11001100</text:p>
          </table:table-cell>
          <table:table-cell table:style-name="ce8" table:formula="of:=((840/Rext) * ([.E210]/256))*1000" office:value-type="float" office:value="33.46875">
            <text:p>33.46875</text:p>
          </table:table-cell>
        </table:table-row>
        <table:table-row table:style-name="ro1">
          <table:table-cell table:number-columns-repeated="4"/>
          <table:table-cell office:value-type="float" office:value="205">
            <text:p>205</text:p>
          </table:table-cell>
          <table:table-cell table:formula="of:=DEC2HEX([.E211]; 2)" office:value-type="string" office:string-value="CD">
            <text:p>CD</text:p>
          </table:table-cell>
          <table:table-cell table:formula="of:=DEC2BIN([.E211]; 8)" office:value-type="string" office:string-value="11001101">
            <text:p>11001101</text:p>
          </table:table-cell>
          <table:table-cell table:style-name="ce8" table:formula="of:=((840/Rext) * ([.E211]/256))*1000" office:value-type="float" office:value="33.6328125">
            <text:p>33.6328125</text:p>
          </table:table-cell>
        </table:table-row>
        <table:table-row table:style-name="ro1">
          <table:table-cell table:number-columns-repeated="4"/>
          <table:table-cell office:value-type="float" office:value="206">
            <text:p>206</text:p>
          </table:table-cell>
          <table:table-cell table:formula="of:=DEC2HEX([.E212]; 2)" office:value-type="string" office:string-value="CE">
            <text:p>CE</text:p>
          </table:table-cell>
          <table:table-cell table:formula="of:=DEC2BIN([.E212]; 8)" office:value-type="string" office:string-value="11001110">
            <text:p>11001110</text:p>
          </table:table-cell>
          <table:table-cell table:style-name="ce8" table:formula="of:=((840/Rext) * ([.E212]/256))*1000" office:value-type="float" office:value="33.796875">
            <text:p>33.796875</text:p>
          </table:table-cell>
        </table:table-row>
        <table:table-row table:style-name="ro1">
          <table:table-cell table:number-columns-repeated="4"/>
          <table:table-cell office:value-type="float" office:value="207">
            <text:p>207</text:p>
          </table:table-cell>
          <table:table-cell table:formula="of:=DEC2HEX([.E213]; 2)" office:value-type="string" office:string-value="CF">
            <text:p>CF</text:p>
          </table:table-cell>
          <table:table-cell table:formula="of:=DEC2BIN([.E213]; 8)" office:value-type="string" office:string-value="11001111">
            <text:p>11001111</text:p>
          </table:table-cell>
          <table:table-cell table:style-name="ce8" table:formula="of:=((840/Rext) * ([.E213]/256))*1000" office:value-type="float" office:value="33.9609375">
            <text:p>33.9609375</text:p>
          </table:table-cell>
        </table:table-row>
        <table:table-row table:style-name="ro1">
          <table:table-cell table:number-columns-repeated="4"/>
          <table:table-cell office:value-type="float" office:value="208">
            <text:p>208</text:p>
          </table:table-cell>
          <table:table-cell table:formula="of:=DEC2HEX([.E214]; 2)" office:value-type="string" office:string-value="D0">
            <text:p>D0</text:p>
          </table:table-cell>
          <table:table-cell table:formula="of:=DEC2BIN([.E214]; 8)" office:value-type="string" office:string-value="11010000">
            <text:p>11010000</text:p>
          </table:table-cell>
          <table:table-cell table:style-name="ce8" table:formula="of:=((840/Rext) * ([.E214]/256))*1000" office:value-type="float" office:value="34.125">
            <text:p>34.125</text:p>
          </table:table-cell>
        </table:table-row>
        <table:table-row table:style-name="ro1">
          <table:table-cell table:number-columns-repeated="4"/>
          <table:table-cell office:value-type="float" office:value="209">
            <text:p>209</text:p>
          </table:table-cell>
          <table:table-cell table:formula="of:=DEC2HEX([.E215]; 2)" office:value-type="string" office:string-value="D1">
            <text:p>D1</text:p>
          </table:table-cell>
          <table:table-cell table:formula="of:=DEC2BIN([.E215]; 8)" office:value-type="string" office:string-value="11010001">
            <text:p>11010001</text:p>
          </table:table-cell>
          <table:table-cell table:style-name="ce8" table:formula="of:=((840/Rext) * ([.E215]/256))*1000" office:value-type="float" office:value="34.2890625">
            <text:p>34.2890625</text:p>
          </table:table-cell>
        </table:table-row>
        <table:table-row table:style-name="ro1">
          <table:table-cell table:number-columns-repeated="4"/>
          <table:table-cell office:value-type="float" office:value="210">
            <text:p>210</text:p>
          </table:table-cell>
          <table:table-cell table:formula="of:=DEC2HEX([.E216]; 2)" office:value-type="string" office:string-value="D2">
            <text:p>D2</text:p>
          </table:table-cell>
          <table:table-cell table:formula="of:=DEC2BIN([.E216]; 8)" office:value-type="string" office:string-value="11010010">
            <text:p>11010010</text:p>
          </table:table-cell>
          <table:table-cell table:style-name="ce8" table:formula="of:=((840/Rext) * ([.E216]/256))*1000" office:value-type="float" office:value="34.453125">
            <text:p>34.453125</text:p>
          </table:table-cell>
        </table:table-row>
        <table:table-row table:style-name="ro1">
          <table:table-cell table:number-columns-repeated="4"/>
          <table:table-cell office:value-type="float" office:value="211">
            <text:p>211</text:p>
          </table:table-cell>
          <table:table-cell table:formula="of:=DEC2HEX([.E217]; 2)" office:value-type="string" office:string-value="D3">
            <text:p>D3</text:p>
          </table:table-cell>
          <table:table-cell table:formula="of:=DEC2BIN([.E217]; 8)" office:value-type="string" office:string-value="11010011">
            <text:p>11010011</text:p>
          </table:table-cell>
          <table:table-cell table:style-name="ce8" table:formula="of:=((840/Rext) * ([.E217]/256))*1000" office:value-type="float" office:value="34.6171875">
            <text:p>34.6171875</text:p>
          </table:table-cell>
        </table:table-row>
        <table:table-row table:style-name="ro1">
          <table:table-cell table:number-columns-repeated="4"/>
          <table:table-cell office:value-type="float" office:value="212">
            <text:p>212</text:p>
          </table:table-cell>
          <table:table-cell table:formula="of:=DEC2HEX([.E218]; 2)" office:value-type="string" office:string-value="D4">
            <text:p>D4</text:p>
          </table:table-cell>
          <table:table-cell table:formula="of:=DEC2BIN([.E218]; 8)" office:value-type="string" office:string-value="11010100">
            <text:p>11010100</text:p>
          </table:table-cell>
          <table:table-cell table:style-name="ce8" table:formula="of:=((840/Rext) * ([.E218]/256))*1000" office:value-type="float" office:value="34.78125">
            <text:p>34.78125</text:p>
          </table:table-cell>
        </table:table-row>
        <table:table-row table:style-name="ro1">
          <table:table-cell table:number-columns-repeated="4"/>
          <table:table-cell office:value-type="float" office:value="213">
            <text:p>213</text:p>
          </table:table-cell>
          <table:table-cell table:formula="of:=DEC2HEX([.E219]; 2)" office:value-type="string" office:string-value="D5">
            <text:p>D5</text:p>
          </table:table-cell>
          <table:table-cell table:formula="of:=DEC2BIN([.E219]; 8)" office:value-type="string" office:string-value="11010101">
            <text:p>11010101</text:p>
          </table:table-cell>
          <table:table-cell table:style-name="ce8" table:formula="of:=((840/Rext) * ([.E219]/256))*1000" office:value-type="float" office:value="34.9453125">
            <text:p>34.9453125</text:p>
          </table:table-cell>
        </table:table-row>
        <table:table-row table:style-name="ro1">
          <table:table-cell table:number-columns-repeated="4"/>
          <table:table-cell office:value-type="float" office:value="214">
            <text:p>214</text:p>
          </table:table-cell>
          <table:table-cell table:formula="of:=DEC2HEX([.E220]; 2)" office:value-type="string" office:string-value="D6">
            <text:p>D6</text:p>
          </table:table-cell>
          <table:table-cell table:formula="of:=DEC2BIN([.E220]; 8)" office:value-type="string" office:string-value="11010110">
            <text:p>11010110</text:p>
          </table:table-cell>
          <table:table-cell table:style-name="ce8" table:formula="of:=((840/Rext) * ([.E220]/256))*1000" office:value-type="float" office:value="35.109375">
            <text:p>35.109375</text:p>
          </table:table-cell>
        </table:table-row>
        <table:table-row table:style-name="ro1">
          <table:table-cell table:number-columns-repeated="4"/>
          <table:table-cell office:value-type="float" office:value="215">
            <text:p>215</text:p>
          </table:table-cell>
          <table:table-cell table:formula="of:=DEC2HEX([.E221]; 2)" office:value-type="string" office:string-value="D7">
            <text:p>D7</text:p>
          </table:table-cell>
          <table:table-cell table:formula="of:=DEC2BIN([.E221]; 8)" office:value-type="string" office:string-value="11010111">
            <text:p>11010111</text:p>
          </table:table-cell>
          <table:table-cell table:style-name="ce8" table:formula="of:=((840/Rext) * ([.E221]/256))*1000" office:value-type="float" office:value="35.2734375">
            <text:p>35.2734375</text:p>
          </table:table-cell>
        </table:table-row>
        <table:table-row table:style-name="ro1">
          <table:table-cell table:number-columns-repeated="4"/>
          <table:table-cell office:value-type="float" office:value="216">
            <text:p>216</text:p>
          </table:table-cell>
          <table:table-cell table:formula="of:=DEC2HEX([.E222]; 2)" office:value-type="string" office:string-value="D8">
            <text:p>D8</text:p>
          </table:table-cell>
          <table:table-cell table:formula="of:=DEC2BIN([.E222]; 8)" office:value-type="string" office:string-value="11011000">
            <text:p>11011000</text:p>
          </table:table-cell>
          <table:table-cell table:style-name="ce8" table:formula="of:=((840/Rext) * ([.E222]/256))*1000" office:value-type="float" office:value="35.4375">
            <text:p>35.4375</text:p>
          </table:table-cell>
        </table:table-row>
        <table:table-row table:style-name="ro1">
          <table:table-cell table:number-columns-repeated="4"/>
          <table:table-cell office:value-type="float" office:value="217">
            <text:p>217</text:p>
          </table:table-cell>
          <table:table-cell table:formula="of:=DEC2HEX([.E223]; 2)" office:value-type="string" office:string-value="D9">
            <text:p>D9</text:p>
          </table:table-cell>
          <table:table-cell table:formula="of:=DEC2BIN([.E223]; 8)" office:value-type="string" office:string-value="11011001">
            <text:p>11011001</text:p>
          </table:table-cell>
          <table:table-cell table:style-name="ce8" table:formula="of:=((840/Rext) * ([.E223]/256))*1000" office:value-type="float" office:value="35.6015625">
            <text:p>35.6015625</text:p>
          </table:table-cell>
        </table:table-row>
        <table:table-row table:style-name="ro1">
          <table:table-cell table:number-columns-repeated="4"/>
          <table:table-cell office:value-type="float" office:value="218">
            <text:p>218</text:p>
          </table:table-cell>
          <table:table-cell table:formula="of:=DEC2HEX([.E224]; 2)" office:value-type="string" office:string-value="DA">
            <text:p>DA</text:p>
          </table:table-cell>
          <table:table-cell table:formula="of:=DEC2BIN([.E224]; 8)" office:value-type="string" office:string-value="11011010">
            <text:p>11011010</text:p>
          </table:table-cell>
          <table:table-cell table:style-name="ce8" table:formula="of:=((840/Rext) * ([.E224]/256))*1000" office:value-type="float" office:value="35.765625">
            <text:p>35.765625</text:p>
          </table:table-cell>
        </table:table-row>
        <table:table-row table:style-name="ro1">
          <table:table-cell table:number-columns-repeated="4"/>
          <table:table-cell office:value-type="float" office:value="219">
            <text:p>219</text:p>
          </table:table-cell>
          <table:table-cell table:formula="of:=DEC2HEX([.E225]; 2)" office:value-type="string" office:string-value="DB">
            <text:p>DB</text:p>
          </table:table-cell>
          <table:table-cell table:formula="of:=DEC2BIN([.E225]; 8)" office:value-type="string" office:string-value="11011011">
            <text:p>11011011</text:p>
          </table:table-cell>
          <table:table-cell table:style-name="ce8" table:formula="of:=((840/Rext) * ([.E225]/256))*1000" office:value-type="float" office:value="35.9296875">
            <text:p>35.9296875</text:p>
          </table:table-cell>
        </table:table-row>
        <table:table-row table:style-name="ro1">
          <table:table-cell table:number-columns-repeated="4"/>
          <table:table-cell office:value-type="float" office:value="220">
            <text:p>220</text:p>
          </table:table-cell>
          <table:table-cell table:formula="of:=DEC2HEX([.E226]; 2)" office:value-type="string" office:string-value="DC">
            <text:p>DC</text:p>
          </table:table-cell>
          <table:table-cell table:formula="of:=DEC2BIN([.E226]; 8)" office:value-type="string" office:string-value="11011100">
            <text:p>11011100</text:p>
          </table:table-cell>
          <table:table-cell table:style-name="ce8" table:formula="of:=((840/Rext) * ([.E226]/256))*1000" office:value-type="float" office:value="36.09375">
            <text:p>36.09375</text:p>
          </table:table-cell>
        </table:table-row>
        <table:table-row table:style-name="ro1">
          <table:table-cell table:number-columns-repeated="4"/>
          <table:table-cell office:value-type="float" office:value="221">
            <text:p>221</text:p>
          </table:table-cell>
          <table:table-cell table:formula="of:=DEC2HEX([.E227]; 2)" office:value-type="string" office:string-value="DD">
            <text:p>DD</text:p>
          </table:table-cell>
          <table:table-cell table:formula="of:=DEC2BIN([.E227]; 8)" office:value-type="string" office:string-value="11011101">
            <text:p>11011101</text:p>
          </table:table-cell>
          <table:table-cell table:style-name="ce8" table:formula="of:=((840/Rext) * ([.E227]/256))*1000" office:value-type="float" office:value="36.2578125">
            <text:p>36.2578125</text:p>
          </table:table-cell>
        </table:table-row>
        <table:table-row table:style-name="ro1">
          <table:table-cell table:number-columns-repeated="4"/>
          <table:table-cell office:value-type="float" office:value="222">
            <text:p>222</text:p>
          </table:table-cell>
          <table:table-cell table:formula="of:=DEC2HEX([.E228]; 2)" office:value-type="string" office:string-value="DE">
            <text:p>DE</text:p>
          </table:table-cell>
          <table:table-cell table:formula="of:=DEC2BIN([.E228]; 8)" office:value-type="string" office:string-value="11011110">
            <text:p>11011110</text:p>
          </table:table-cell>
          <table:table-cell table:style-name="ce8" table:formula="of:=((840/Rext) * ([.E228]/256))*1000" office:value-type="float" office:value="36.421875">
            <text:p>36.421875</text:p>
          </table:table-cell>
        </table:table-row>
        <table:table-row table:style-name="ro1">
          <table:table-cell table:number-columns-repeated="4"/>
          <table:table-cell office:value-type="float" office:value="223">
            <text:p>223</text:p>
          </table:table-cell>
          <table:table-cell table:formula="of:=DEC2HEX([.E229]; 2)" office:value-type="string" office:string-value="DF">
            <text:p>DF</text:p>
          </table:table-cell>
          <table:table-cell table:formula="of:=DEC2BIN([.E229]; 8)" office:value-type="string" office:string-value="11011111">
            <text:p>11011111</text:p>
          </table:table-cell>
          <table:table-cell table:style-name="ce8" table:formula="of:=((840/Rext) * ([.E229]/256))*1000" office:value-type="float" office:value="36.5859375">
            <text:p>36.5859375</text:p>
          </table:table-cell>
        </table:table-row>
        <table:table-row table:style-name="ro1">
          <table:table-cell table:number-columns-repeated="4"/>
          <table:table-cell office:value-type="float" office:value="224">
            <text:p>224</text:p>
          </table:table-cell>
          <table:table-cell table:formula="of:=DEC2HEX([.E230]; 2)" office:value-type="string" office:string-value="E0">
            <text:p>E0</text:p>
          </table:table-cell>
          <table:table-cell table:formula="of:=DEC2BIN([.E230]; 8)" office:value-type="string" office:string-value="11100000">
            <text:p>11100000</text:p>
          </table:table-cell>
          <table:table-cell table:style-name="ce8" table:formula="of:=((840/Rext) * ([.E230]/256))*1000" office:value-type="float" office:value="36.75">
            <text:p>36.75</text:p>
          </table:table-cell>
        </table:table-row>
        <table:table-row table:style-name="ro1">
          <table:table-cell table:number-columns-repeated="4"/>
          <table:table-cell office:value-type="float" office:value="225">
            <text:p>225</text:p>
          </table:table-cell>
          <table:table-cell table:formula="of:=DEC2HEX([.E231]; 2)" office:value-type="string" office:string-value="E1">
            <text:p>E1</text:p>
          </table:table-cell>
          <table:table-cell table:formula="of:=DEC2BIN([.E231]; 8)" office:value-type="string" office:string-value="11100001">
            <text:p>11100001</text:p>
          </table:table-cell>
          <table:table-cell table:style-name="ce8" table:formula="of:=((840/Rext) * ([.E231]/256))*1000" office:value-type="float" office:value="36.9140625">
            <text:p>36.9140625</text:p>
          </table:table-cell>
        </table:table-row>
        <table:table-row table:style-name="ro1">
          <table:table-cell table:number-columns-repeated="4"/>
          <table:table-cell office:value-type="float" office:value="226">
            <text:p>226</text:p>
          </table:table-cell>
          <table:table-cell table:formula="of:=DEC2HEX([.E232]; 2)" office:value-type="string" office:string-value="E2">
            <text:p>E2</text:p>
          </table:table-cell>
          <table:table-cell table:formula="of:=DEC2BIN([.E232]; 8)" office:value-type="string" office:string-value="11100010">
            <text:p>11100010</text:p>
          </table:table-cell>
          <table:table-cell table:style-name="ce8" table:formula="of:=((840/Rext) * ([.E232]/256))*1000" office:value-type="float" office:value="37.078125">
            <text:p>37.078125</text:p>
          </table:table-cell>
        </table:table-row>
        <table:table-row table:style-name="ro1">
          <table:table-cell table:number-columns-repeated="4"/>
          <table:table-cell office:value-type="float" office:value="227">
            <text:p>227</text:p>
          </table:table-cell>
          <table:table-cell table:formula="of:=DEC2HEX([.E233]; 2)" office:value-type="string" office:string-value="E3">
            <text:p>E3</text:p>
          </table:table-cell>
          <table:table-cell table:formula="of:=DEC2BIN([.E233]; 8)" office:value-type="string" office:string-value="11100011">
            <text:p>11100011</text:p>
          </table:table-cell>
          <table:table-cell table:style-name="ce8" table:formula="of:=((840/Rext) * ([.E233]/256))*1000" office:value-type="float" office:value="37.2421875">
            <text:p>37.2421875</text:p>
          </table:table-cell>
        </table:table-row>
        <table:table-row table:style-name="ro1">
          <table:table-cell table:number-columns-repeated="4"/>
          <table:table-cell office:value-type="float" office:value="228">
            <text:p>228</text:p>
          </table:table-cell>
          <table:table-cell table:formula="of:=DEC2HEX([.E234]; 2)" office:value-type="string" office:string-value="E4">
            <text:p>E4</text:p>
          </table:table-cell>
          <table:table-cell table:formula="of:=DEC2BIN([.E234]; 8)" office:value-type="string" office:string-value="11100100">
            <text:p>11100100</text:p>
          </table:table-cell>
          <table:table-cell table:style-name="ce8" table:formula="of:=((840/Rext) * ([.E234]/256))*1000" office:value-type="float" office:value="37.40625">
            <text:p>37.40625</text:p>
          </table:table-cell>
        </table:table-row>
        <table:table-row table:style-name="ro1">
          <table:table-cell table:number-columns-repeated="4"/>
          <table:table-cell office:value-type="float" office:value="229">
            <text:p>229</text:p>
          </table:table-cell>
          <table:table-cell table:formula="of:=DEC2HEX([.E235]; 2)" office:value-type="string" office:string-value="E5">
            <text:p>E5</text:p>
          </table:table-cell>
          <table:table-cell table:formula="of:=DEC2BIN([.E235]; 8)" office:value-type="string" office:string-value="11100101">
            <text:p>11100101</text:p>
          </table:table-cell>
          <table:table-cell table:style-name="ce8" table:formula="of:=((840/Rext) * ([.E235]/256))*1000" office:value-type="float" office:value="37.5703125">
            <text:p>37.5703125</text:p>
          </table:table-cell>
        </table:table-row>
        <table:table-row table:style-name="ro1">
          <table:table-cell table:number-columns-repeated="4"/>
          <table:table-cell office:value-type="float" office:value="230">
            <text:p>230</text:p>
          </table:table-cell>
          <table:table-cell table:formula="of:=DEC2HEX([.E236]; 2)" office:value-type="string" office:string-value="E6">
            <text:p>E6</text:p>
          </table:table-cell>
          <table:table-cell table:formula="of:=DEC2BIN([.E236]; 8)" office:value-type="string" office:string-value="11100110">
            <text:p>11100110</text:p>
          </table:table-cell>
          <table:table-cell table:style-name="ce8" table:formula="of:=((840/Rext) * ([.E236]/256))*1000" office:value-type="float" office:value="37.734375">
            <text:p>37.734375</text:p>
          </table:table-cell>
        </table:table-row>
        <table:table-row table:style-name="ro1">
          <table:table-cell table:number-columns-repeated="4"/>
          <table:table-cell office:value-type="float" office:value="231">
            <text:p>231</text:p>
          </table:table-cell>
          <table:table-cell table:formula="of:=DEC2HEX([.E237]; 2)" office:value-type="string" office:string-value="E7">
            <text:p>E7</text:p>
          </table:table-cell>
          <table:table-cell table:formula="of:=DEC2BIN([.E237]; 8)" office:value-type="string" office:string-value="11100111">
            <text:p>11100111</text:p>
          </table:table-cell>
          <table:table-cell table:style-name="ce8" table:formula="of:=((840/Rext) * ([.E237]/256))*1000" office:value-type="float" office:value="37.8984375">
            <text:p>37.8984375</text:p>
          </table:table-cell>
        </table:table-row>
        <table:table-row table:style-name="ro1">
          <table:table-cell table:number-columns-repeated="4"/>
          <table:table-cell office:value-type="float" office:value="232">
            <text:p>232</text:p>
          </table:table-cell>
          <table:table-cell table:formula="of:=DEC2HEX([.E238]; 2)" office:value-type="string" office:string-value="E8">
            <text:p>E8</text:p>
          </table:table-cell>
          <table:table-cell table:formula="of:=DEC2BIN([.E238]; 8)" office:value-type="string" office:string-value="11101000">
            <text:p>11101000</text:p>
          </table:table-cell>
          <table:table-cell table:style-name="ce8" table:formula="of:=((840/Rext) * ([.E238]/256))*1000" office:value-type="float" office:value="38.0625">
            <text:p>38.0625</text:p>
          </table:table-cell>
        </table:table-row>
        <table:table-row table:style-name="ro1">
          <table:table-cell table:number-columns-repeated="4"/>
          <table:table-cell office:value-type="float" office:value="233">
            <text:p>233</text:p>
          </table:table-cell>
          <table:table-cell table:formula="of:=DEC2HEX([.E239]; 2)" office:value-type="string" office:string-value="E9">
            <text:p>E9</text:p>
          </table:table-cell>
          <table:table-cell table:formula="of:=DEC2BIN([.E239]; 8)" office:value-type="string" office:string-value="11101001">
            <text:p>11101001</text:p>
          </table:table-cell>
          <table:table-cell table:style-name="ce8" table:formula="of:=((840/Rext) * ([.E239]/256))*1000" office:value-type="float" office:value="38.2265625">
            <text:p>38.2265625</text:p>
          </table:table-cell>
        </table:table-row>
        <table:table-row table:style-name="ro1">
          <table:table-cell table:number-columns-repeated="4"/>
          <table:table-cell office:value-type="float" office:value="234">
            <text:p>234</text:p>
          </table:table-cell>
          <table:table-cell table:formula="of:=DEC2HEX([.E240]; 2)" office:value-type="string" office:string-value="EA">
            <text:p>EA</text:p>
          </table:table-cell>
          <table:table-cell table:formula="of:=DEC2BIN([.E240]; 8)" office:value-type="string" office:string-value="11101010">
            <text:p>11101010</text:p>
          </table:table-cell>
          <table:table-cell table:style-name="ce8" table:formula="of:=((840/Rext) * ([.E240]/256))*1000" office:value-type="float" office:value="38.390625">
            <text:p>38.390625</text:p>
          </table:table-cell>
        </table:table-row>
        <table:table-row table:style-name="ro1">
          <table:table-cell table:number-columns-repeated="4"/>
          <table:table-cell office:value-type="float" office:value="235">
            <text:p>235</text:p>
          </table:table-cell>
          <table:table-cell table:formula="of:=DEC2HEX([.E241]; 2)" office:value-type="string" office:string-value="EB">
            <text:p>EB</text:p>
          </table:table-cell>
          <table:table-cell table:formula="of:=DEC2BIN([.E241]; 8)" office:value-type="string" office:string-value="11101011">
            <text:p>11101011</text:p>
          </table:table-cell>
          <table:table-cell table:style-name="ce8" table:formula="of:=((840/Rext) * ([.E241]/256))*1000" office:value-type="float" office:value="38.5546875">
            <text:p>38.5546875</text:p>
          </table:table-cell>
        </table:table-row>
        <table:table-row table:style-name="ro1">
          <table:table-cell table:number-columns-repeated="4"/>
          <table:table-cell office:value-type="float" office:value="236">
            <text:p>236</text:p>
          </table:table-cell>
          <table:table-cell table:formula="of:=DEC2HEX([.E242]; 2)" office:value-type="string" office:string-value="EC">
            <text:p>EC</text:p>
          </table:table-cell>
          <table:table-cell table:formula="of:=DEC2BIN([.E242]; 8)" office:value-type="string" office:string-value="11101100">
            <text:p>11101100</text:p>
          </table:table-cell>
          <table:table-cell table:style-name="ce8" table:formula="of:=((840/Rext) * ([.E242]/256))*1000" office:value-type="float" office:value="38.71875">
            <text:p>38.71875</text:p>
          </table:table-cell>
        </table:table-row>
        <table:table-row table:style-name="ro1">
          <table:table-cell table:number-columns-repeated="4"/>
          <table:table-cell office:value-type="float" office:value="237">
            <text:p>237</text:p>
          </table:table-cell>
          <table:table-cell table:formula="of:=DEC2HEX([.E243]; 2)" office:value-type="string" office:string-value="ED">
            <text:p>ED</text:p>
          </table:table-cell>
          <table:table-cell table:formula="of:=DEC2BIN([.E243]; 8)" office:value-type="string" office:string-value="11101101">
            <text:p>11101101</text:p>
          </table:table-cell>
          <table:table-cell table:style-name="ce8" table:formula="of:=((840/Rext) * ([.E243]/256))*1000" office:value-type="float" office:value="38.8828125">
            <text:p>38.8828125</text:p>
          </table:table-cell>
        </table:table-row>
        <table:table-row table:style-name="ro1">
          <table:table-cell table:number-columns-repeated="4"/>
          <table:table-cell office:value-type="float" office:value="238">
            <text:p>238</text:p>
          </table:table-cell>
          <table:table-cell table:formula="of:=DEC2HEX([.E244]; 2)" office:value-type="string" office:string-value="EE">
            <text:p>EE</text:p>
          </table:table-cell>
          <table:table-cell table:formula="of:=DEC2BIN([.E244]; 8)" office:value-type="string" office:string-value="11101110">
            <text:p>11101110</text:p>
          </table:table-cell>
          <table:table-cell table:style-name="ce8" table:formula="of:=((840/Rext) * ([.E244]/256))*1000" office:value-type="float" office:value="39.046875">
            <text:p>39.046875</text:p>
          </table:table-cell>
        </table:table-row>
        <table:table-row table:style-name="ro1">
          <table:table-cell table:number-columns-repeated="4"/>
          <table:table-cell office:value-type="float" office:value="239">
            <text:p>239</text:p>
          </table:table-cell>
          <table:table-cell table:formula="of:=DEC2HEX([.E245]; 2)" office:value-type="string" office:string-value="EF">
            <text:p>EF</text:p>
          </table:table-cell>
          <table:table-cell table:formula="of:=DEC2BIN([.E245]; 8)" office:value-type="string" office:string-value="11101111">
            <text:p>11101111</text:p>
          </table:table-cell>
          <table:table-cell table:style-name="ce8" table:formula="of:=((840/Rext) * ([.E245]/256))*1000" office:value-type="float" office:value="39.2109375">
            <text:p>39.2109375</text:p>
          </table:table-cell>
        </table:table-row>
        <table:table-row table:style-name="ro1">
          <table:table-cell table:number-columns-repeated="4"/>
          <table:table-cell office:value-type="float" office:value="240">
            <text:p>240</text:p>
          </table:table-cell>
          <table:table-cell table:formula="of:=DEC2HEX([.E246]; 2)" office:value-type="string" office:string-value="F0">
            <text:p>F0</text:p>
          </table:table-cell>
          <table:table-cell table:formula="of:=DEC2BIN([.E246]; 8)" office:value-type="string" office:string-value="11110000">
            <text:p>11110000</text:p>
          </table:table-cell>
          <table:table-cell table:style-name="ce8" table:formula="of:=((840/Rext) * ([.E246]/256))*1000" office:value-type="float" office:value="39.375">
            <text:p>39.375</text:p>
          </table:table-cell>
        </table:table-row>
        <table:table-row table:style-name="ro1">
          <table:table-cell table:number-columns-repeated="4"/>
          <table:table-cell office:value-type="float" office:value="241">
            <text:p>241</text:p>
          </table:table-cell>
          <table:table-cell table:formula="of:=DEC2HEX([.E247]; 2)" office:value-type="string" office:string-value="F1">
            <text:p>F1</text:p>
          </table:table-cell>
          <table:table-cell table:formula="of:=DEC2BIN([.E247]; 8)" office:value-type="string" office:string-value="11110001">
            <text:p>11110001</text:p>
          </table:table-cell>
          <table:table-cell table:style-name="ce8" table:formula="of:=((840/Rext) * ([.E247]/256))*1000" office:value-type="float" office:value="39.5390625">
            <text:p>39.5390625</text:p>
          </table:table-cell>
        </table:table-row>
        <table:table-row table:style-name="ro1">
          <table:table-cell table:number-columns-repeated="4"/>
          <table:table-cell office:value-type="float" office:value="242">
            <text:p>242</text:p>
          </table:table-cell>
          <table:table-cell table:formula="of:=DEC2HEX([.E248]; 2)" office:value-type="string" office:string-value="F2">
            <text:p>F2</text:p>
          </table:table-cell>
          <table:table-cell table:formula="of:=DEC2BIN([.E248]; 8)" office:value-type="string" office:string-value="11110010">
            <text:p>11110010</text:p>
          </table:table-cell>
          <table:table-cell table:style-name="ce8" table:formula="of:=((840/Rext) * ([.E248]/256))*1000" office:value-type="float" office:value="39.703125">
            <text:p>39.703125</text:p>
          </table:table-cell>
        </table:table-row>
        <table:table-row table:style-name="ro1">
          <table:table-cell table:number-columns-repeated="4"/>
          <table:table-cell office:value-type="float" office:value="243">
            <text:p>243</text:p>
          </table:table-cell>
          <table:table-cell table:formula="of:=DEC2HEX([.E249]; 2)" office:value-type="string" office:string-value="F3">
            <text:p>F3</text:p>
          </table:table-cell>
          <table:table-cell table:formula="of:=DEC2BIN([.E249]; 8)" office:value-type="string" office:string-value="11110011">
            <text:p>11110011</text:p>
          </table:table-cell>
          <table:table-cell table:style-name="ce8" table:formula="of:=((840/Rext) * ([.E249]/256))*1000" office:value-type="float" office:value="39.8671875">
            <text:p>39.8671875</text:p>
          </table:table-cell>
        </table:table-row>
        <table:table-row table:style-name="ro1">
          <table:table-cell table:number-columns-repeated="4"/>
          <table:table-cell office:value-type="float" office:value="244">
            <text:p>244</text:p>
          </table:table-cell>
          <table:table-cell table:formula="of:=DEC2HEX([.E250]; 2)" office:value-type="string" office:string-value="F4">
            <text:p>F4</text:p>
          </table:table-cell>
          <table:table-cell table:formula="of:=DEC2BIN([.E250]; 8)" office:value-type="string" office:string-value="11110100">
            <text:p>11110100</text:p>
          </table:table-cell>
          <table:table-cell table:style-name="ce8" table:formula="of:=((840/Rext) * ([.E250]/256))*1000" office:value-type="float" office:value="40.03125">
            <text:p>40.03125</text:p>
          </table:table-cell>
        </table:table-row>
        <table:table-row table:style-name="ro1">
          <table:table-cell table:number-columns-repeated="4"/>
          <table:table-cell office:value-type="float" office:value="245">
            <text:p>245</text:p>
          </table:table-cell>
          <table:table-cell table:formula="of:=DEC2HEX([.E251]; 2)" office:value-type="string" office:string-value="F5">
            <text:p>F5</text:p>
          </table:table-cell>
          <table:table-cell table:formula="of:=DEC2BIN([.E251]; 8)" office:value-type="string" office:string-value="11110101">
            <text:p>11110101</text:p>
          </table:table-cell>
          <table:table-cell table:style-name="ce8" table:formula="of:=((840/Rext) * ([.E251]/256))*1000" office:value-type="float" office:value="40.1953125">
            <text:p>40.1953125</text:p>
          </table:table-cell>
        </table:table-row>
        <table:table-row table:style-name="ro1">
          <table:table-cell table:number-columns-repeated="4"/>
          <table:table-cell office:value-type="float" office:value="246">
            <text:p>246</text:p>
          </table:table-cell>
          <table:table-cell table:formula="of:=DEC2HEX([.E252]; 2)" office:value-type="string" office:string-value="F6">
            <text:p>F6</text:p>
          </table:table-cell>
          <table:table-cell table:formula="of:=DEC2BIN([.E252]; 8)" office:value-type="string" office:string-value="11110110">
            <text:p>11110110</text:p>
          </table:table-cell>
          <table:table-cell table:style-name="ce8" table:formula="of:=((840/Rext) * ([.E252]/256))*1000" office:value-type="float" office:value="40.359375">
            <text:p>40.359375</text:p>
          </table:table-cell>
        </table:table-row>
        <table:table-row table:style-name="ro1">
          <table:table-cell table:number-columns-repeated="4"/>
          <table:table-cell office:value-type="float" office:value="247">
            <text:p>247</text:p>
          </table:table-cell>
          <table:table-cell table:formula="of:=DEC2HEX([.E253]; 2)" office:value-type="string" office:string-value="F7">
            <text:p>F7</text:p>
          </table:table-cell>
          <table:table-cell table:formula="of:=DEC2BIN([.E253]; 8)" office:value-type="string" office:string-value="11110111">
            <text:p>11110111</text:p>
          </table:table-cell>
          <table:table-cell table:style-name="ce8" table:formula="of:=((840/Rext) * ([.E253]/256))*1000" office:value-type="float" office:value="40.5234375">
            <text:p>40.5234375</text:p>
          </table:table-cell>
        </table:table-row>
        <table:table-row table:style-name="ro1">
          <table:table-cell table:number-columns-repeated="4"/>
          <table:table-cell office:value-type="float" office:value="248">
            <text:p>248</text:p>
          </table:table-cell>
          <table:table-cell table:formula="of:=DEC2HEX([.E254]; 2)" office:value-type="string" office:string-value="F8">
            <text:p>F8</text:p>
          </table:table-cell>
          <table:table-cell table:formula="of:=DEC2BIN([.E254]; 8)" office:value-type="string" office:string-value="11111000">
            <text:p>11111000</text:p>
          </table:table-cell>
          <table:table-cell table:style-name="ce8" table:formula="of:=((840/Rext) * ([.E254]/256))*1000" office:value-type="float" office:value="40.6875">
            <text:p>40.6875</text:p>
          </table:table-cell>
        </table:table-row>
        <table:table-row table:style-name="ro1">
          <table:table-cell table:number-columns-repeated="4"/>
          <table:table-cell office:value-type="float" office:value="249">
            <text:p>249</text:p>
          </table:table-cell>
          <table:table-cell table:formula="of:=DEC2HEX([.E255]; 2)" office:value-type="string" office:string-value="F9">
            <text:p>F9</text:p>
          </table:table-cell>
          <table:table-cell table:formula="of:=DEC2BIN([.E255]; 8)" office:value-type="string" office:string-value="11111001">
            <text:p>11111001</text:p>
          </table:table-cell>
          <table:table-cell table:style-name="ce8" table:formula="of:=((840/Rext) * ([.E255]/256))*1000" office:value-type="float" office:value="40.8515625">
            <text:p>40.8515625</text:p>
          </table:table-cell>
        </table:table-row>
        <table:table-row table:style-name="ro1">
          <table:table-cell table:number-columns-repeated="4"/>
          <table:table-cell office:value-type="float" office:value="250">
            <text:p>250</text:p>
          </table:table-cell>
          <table:table-cell table:formula="of:=DEC2HEX([.E256]; 2)" office:value-type="string" office:string-value="FA">
            <text:p>FA</text:p>
          </table:table-cell>
          <table:table-cell table:formula="of:=DEC2BIN([.E256]; 8)" office:value-type="string" office:string-value="11111010">
            <text:p>11111010</text:p>
          </table:table-cell>
          <table:table-cell table:style-name="ce8" table:formula="of:=((840/Rext) * ([.E256]/256))*1000" office:value-type="float" office:value="41.015625">
            <text:p>41.015625</text:p>
          </table:table-cell>
        </table:table-row>
        <table:table-row table:style-name="ro1">
          <table:table-cell table:number-columns-repeated="4"/>
          <table:table-cell office:value-type="float" office:value="251">
            <text:p>251</text:p>
          </table:table-cell>
          <table:table-cell table:formula="of:=DEC2HEX([.E257]; 2)" office:value-type="string" office:string-value="FB">
            <text:p>FB</text:p>
          </table:table-cell>
          <table:table-cell table:formula="of:=DEC2BIN([.E257]; 8)" office:value-type="string" office:string-value="11111011">
            <text:p>11111011</text:p>
          </table:table-cell>
          <table:table-cell table:style-name="ce8" table:formula="of:=((840/Rext) * ([.E257]/256))*1000" office:value-type="float" office:value="41.1796875">
            <text:p>41.1796875</text:p>
          </table:table-cell>
        </table:table-row>
        <table:table-row table:style-name="ro1">
          <table:table-cell table:number-columns-repeated="4"/>
          <table:table-cell office:value-type="float" office:value="252">
            <text:p>252</text:p>
          </table:table-cell>
          <table:table-cell table:formula="of:=DEC2HEX([.E258]; 2)" office:value-type="string" office:string-value="FC">
            <text:p>FC</text:p>
          </table:table-cell>
          <table:table-cell table:formula="of:=DEC2BIN([.E258]; 8)" office:value-type="string" office:string-value="11111100">
            <text:p>11111100</text:p>
          </table:table-cell>
          <table:table-cell table:style-name="ce8" table:formula="of:=((840/Rext) * ([.E258]/256))*1000" office:value-type="float" office:value="41.34375">
            <text:p>41.34375</text:p>
          </table:table-cell>
        </table:table-row>
        <table:table-row table:style-name="ro1">
          <table:table-cell table:number-columns-repeated="4"/>
          <table:table-cell office:value-type="float" office:value="253">
            <text:p>253</text:p>
          </table:table-cell>
          <table:table-cell table:formula="of:=DEC2HEX([.E259]; 2)" office:value-type="string" office:string-value="FD">
            <text:p>FD</text:p>
          </table:table-cell>
          <table:table-cell table:formula="of:=DEC2BIN([.E259]; 8)" office:value-type="string" office:string-value="11111101">
            <text:p>11111101</text:p>
          </table:table-cell>
          <table:table-cell table:style-name="ce8" table:formula="of:=((840/Rext) * ([.E259]/256))*1000" office:value-type="float" office:value="41.5078125">
            <text:p>41.5078125</text:p>
          </table:table-cell>
        </table:table-row>
        <table:table-row table:style-name="ro1">
          <table:table-cell table:number-columns-repeated="4"/>
          <table:table-cell office:value-type="float" office:value="254">
            <text:p>254</text:p>
          </table:table-cell>
          <table:table-cell table:formula="of:=DEC2HEX([.E260]; 2)" office:value-type="string" office:string-value="FE">
            <text:p>FE</text:p>
          </table:table-cell>
          <table:table-cell table:formula="of:=DEC2BIN([.E260]; 8)" office:value-type="string" office:string-value="11111110">
            <text:p>11111110</text:p>
          </table:table-cell>
          <table:table-cell table:style-name="ce8" table:formula="of:=((840/Rext) * ([.E260]/256))*1000" office:value-type="float" office:value="41.671875">
            <text:p>41.671875</text:p>
          </table:table-cell>
        </table:table-row>
        <table:table-row table:style-name="ro1">
          <table:table-cell table:number-columns-repeated="4"/>
          <table:table-cell office:value-type="float" office:value="255">
            <text:p>255</text:p>
          </table:table-cell>
          <table:table-cell table:formula="of:=DEC2HEX([.E261]; 2)" office:value-type="string" office:string-value="FF">
            <text:p>FF</text:p>
          </table:table-cell>
          <table:table-cell table:formula="of:=DEC2BIN([.E261]; 8)" office:value-type="string" office:string-value="11111111">
            <text:p>11111111</text:p>
          </table:table-cell>
          <table:table-cell table:style-name="ce8" table:formula="of:=((840/Rext) * ([.E261]/256))*1000" office:value-type="float" office:value="41.8359375">
            <text:p>41.8359375</text:p>
          </table:table-cell>
        </table:table-row>
        <table:table-row table:style-name="ro1" table:number-rows-repeated="1048314">
          <table:table-cell table:number-columns-repeated="8"/>
        </table:table-row>
        <table:table-row table:style-name="ro1">
          <table:table-cell table:number-columns-repeated="8"/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Rext" table:base-cell-address="$Sheet1.$C$9" table:cell-range-address="$Sheet1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5/04/2020</text:date>, <text:time>10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0-04-05T10:13:03.02</meta:creation-date>
    <dc:date>2020-04-05T10:44:47.61</dc:date>
    <dc:creator>Steve Mayze</dc:creator>
    <meta:editing-duration>PT9M4S</meta:editing-duration>
    <meta:editing-cycles>4</meta:editing-cycles>
    <meta:generator>OpenOffice/4.1.6$Win32 OpenOffice.org_project/416m1$Build-9790</meta:generator>
    <meta:document-statistic meta:table-count="3" meta:cell-count="1034" meta:object-count="1"/>
  </office:meta>
</office:document-meta>
</file>

<file path=Object 1/content.xml><?xml version="1.0" encoding="utf-8"?>
<math xmlns="http://www.w3.org/1998/Math/MathML">
  <semantics>
    <mrow>
      <mrow>
        <msub>
          <mi>I</mi>
          <mrow>
            <mi mathvariant="italic">out</mi>
          </mrow>
        </msub>
        <mo stretchy="false">=</mo>
        <mrow>
          <mfrac>
            <mrow>
              <mn>840</mn>
            </mrow>
            <mrow>
              <msub>
                <mi>R</mi>
                <mrow>
                  <mi mathvariant="italic">ext</mi>
                </mrow>
              </msub>
            </mrow>
          </mfrac>
          <mo stretchy="false">×</mo>
          <mrow>
            <mfrac>
              <mrow>
                <mi mathvariant="italic">GCC</mi>
              </mrow>
              <mrow>
                <mn>256</mn>
              </mrow>
            </mfrac>
          </mrow>
        </mrow>
      </mrow>
    </mrow>
    <annotation encoding="StarMath 5.0">I sub{out} = {840} over {R sub{ext}} times {{GCC} over {256}}</annotation>
  </semantics>
</math>
</file>